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LGC Sans Mono" svg:font-family="'DejaVu LGC Sans Mono'" style:font-family-generic="modern" style:font-pitch="fixed"/>
    <style:font-face style:name="DejaVu Sans Mono" svg:font-family="'DejaVu Sans Mono'" style:font-family-generic="modern" style:font-pitch="fixed"/>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LGC Sans" svg:font-family="'DejaVu LGC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cm" style:rel-width="100%" table:align="left" fo:background-color="#e0e0e0">
        <style:background-image/>
      </style:table-properties>
    </style:style>
    <style:style style:name="Tabla1.A" style:family="table-column">
      <style:table-column-properties style:column-width="17cm" style:rel-column-width="65535*"/>
    </style:style>
    <style:style style:name="Tabla1.A1" style:family="table-cell">
      <style:table-cell-properties style:vertical-align="middle" fo:padding="0.049cm" fo:border="none"/>
    </style:style>
    <style:style style:name="Tabla2" style:family="table">
      <style:table-properties style:width="13.995cm" table:align="left"/>
    </style:style>
    <style:style style:name="Tabla2.A" style:family="table-column">
      <style:table-column-properties style:column-width="4.688cm"/>
    </style:style>
    <style:style style:name="Tabla2.B" style:family="table-column">
      <style:table-column-properties style:column-width="9.306cm"/>
    </style:style>
    <style:style style:name="Tabla2.A1" style:family="table-cell">
      <style:table-cell-properties fo:padding="0.049cm" fo:border="none"/>
    </style:style>
    <style:style style:name="Tabla3" style:family="table">
      <style:table-properties style:width="17cm" style:rel-width="100%" table:align="left" fo:background-color="#e0e0e0">
        <style:background-image/>
      </style:table-properties>
    </style:style>
    <style:style style:name="Tabla3.A" style:family="table-column">
      <style:table-column-properties style:column-width="17cm" style:rel-column-width="65535*"/>
    </style:style>
    <style:style style:name="Tabla3.A1" style:family="table-cell">
      <style:table-cell-properties style:vertical-align="middle" fo:padding="0.049cm" fo:border="none"/>
    </style:style>
    <style:style style:name="Tabla4" style:family="table">
      <style:table-properties style:width="17cm" style:rel-width="100%" table:align="left" fo:background-color="#e0e0e0">
        <style:background-image/>
      </style:table-properties>
    </style:style>
    <style:style style:name="Tabla4.A" style:family="table-column">
      <style:table-column-properties style:column-width="17cm" style:rel-column-width="65535*"/>
    </style:style>
    <style:style style:name="Tabla4.A1" style:family="table-cell">
      <style:table-cell-properties style:vertical-align="middle" fo:padding="0.049cm" fo:border="none"/>
    </style:style>
    <style:style style:name="Tabla5" style:family="table">
      <style:table-properties style:width="17cm" style:rel-width="100%" table:align="left" fo:background-color="#e0e0e0">
        <style:background-image/>
      </style:table-properties>
    </style:style>
    <style:style style:name="Tabla5.A" style:family="table-column">
      <style:table-column-properties style:column-width="17cm" style:rel-column-width="65535*"/>
    </style:style>
    <style:style style:name="Tabla5.A1" style:family="table-cell">
      <style:table-cell-properties style:vertical-align="middle" fo:padding="0.049cm" fo:border="none"/>
    </style:style>
    <style:style style:name="Tabla6" style:family="table">
      <style:table-properties style:width="17cm" style:rel-width="100%" table:align="left" fo:background-color="#e0e0e0">
        <style:background-image/>
      </style:table-properties>
    </style:style>
    <style:style style:name="Tabla6.A" style:family="table-column">
      <style:table-column-properties style:column-width="17cm" style:rel-column-width="65535*"/>
    </style:style>
    <style:style style:name="Tabla6.A1" style:family="table-cell">
      <style:table-cell-properties style:vertical-align="middle" fo:padding="0.049cm" fo:border="none"/>
    </style:style>
    <style:style style:name="Tabla7" style:family="table">
      <style:table-properties style:width="17cm" style:rel-width="100%" table:align="left" fo:background-color="#e0e0e0">
        <style:background-image/>
      </style:table-properties>
    </style:style>
    <style:style style:name="Tabla7.A" style:family="table-column">
      <style:table-column-properties style:column-width="17cm" style:rel-column-width="65535*"/>
    </style:style>
    <style:style style:name="Tabla7.A1" style:family="table-cell">
      <style:table-cell-properties style:vertical-align="middle" fo:padding="0.049cm" fo:border="none"/>
    </style:style>
    <style:style style:name="Tabla8" style:family="table">
      <style:table-properties style:width="17cm" style:rel-width="100%" table:align="left" fo:background-color="#e0e0e0">
        <style:background-image/>
      </style:table-properties>
    </style:style>
    <style:style style:name="Tabla8.A" style:family="table-column">
      <style:table-column-properties style:column-width="17cm" style:rel-column-width="65535*"/>
    </style:style>
    <style:style style:name="Tabla8.A1" style:family="table-cell">
      <style:table-cell-properties style:vertical-align="middle" fo:padding="0.049cm" fo:border="none"/>
    </style:style>
    <style:style style:name="Tabla9" style:family="table">
      <style:table-properties style:width="17cm" style:rel-width="100%" table:align="left" fo:background-color="#e0e0e0">
        <style:background-image/>
      </style:table-properties>
    </style:style>
    <style:style style:name="Tabla9.A" style:family="table-column">
      <style:table-column-properties style:column-width="17cm" style:rel-column-width="65535*"/>
    </style:style>
    <style:style style:name="Tabla9.A1" style:family="table-cell">
      <style:table-cell-properties style:vertical-align="middle" fo:padding="0.049cm" fo:border="none"/>
    </style:style>
    <style:style style:name="Tabla10" style:family="table">
      <style:table-properties style:width="13.411cm" table:align="left"/>
    </style:style>
    <style:style style:name="Tabla10.A" style:family="table-column">
      <style:table-column-properties style:column-width="4.105cm"/>
    </style:style>
    <style:style style:name="Tabla10.B" style:family="table-column">
      <style:table-column-properties style:column-width="9.306cm"/>
    </style:style>
    <style:style style:name="Tabla10.A1" style:family="table-cell">
      <style:table-cell-properties fo:padding="0.049cm" fo:border="none"/>
    </style:style>
    <style:style style:name="Tabla11" style:family="table">
      <style:table-properties style:width="17cm" style:rel-width="100%" table:align="left" fo:background-color="#e0e0e0">
        <style:background-image/>
      </style:table-properties>
    </style:style>
    <style:style style:name="Tabla11.A" style:family="table-column">
      <style:table-column-properties style:column-width="17cm" style:rel-column-width="65535*"/>
    </style:style>
    <style:style style:name="Tabla11.A1" style:family="table-cell">
      <style:table-cell-properties style:vertical-align="middle" fo:padding="0.049cm" fo:border="none"/>
    </style:style>
    <style:style style:name="Tabla12" style:family="table">
      <style:table-properties style:width="21.004cm" table:align="left" fo:background-color="#e0e0e0">
        <style:background-image/>
      </style:table-properties>
    </style:style>
    <style:style style:name="Tabla12.A" style:family="table-column">
      <style:table-column-properties style:column-width="21.004cm"/>
    </style:style>
    <style:style style:name="Tabla12.A1" style:family="table-cell">
      <style:table-cell-properties style:vertical-align="middle" fo:padding="0.049cm" fo:border="none"/>
    </style:style>
    <style:style style:name="Tabla13" style:family="table">
      <style:table-properties style:width="17cm" style:rel-width="100%" table:align="left" fo:background-color="#e0e0e0">
        <style:background-image/>
      </style:table-properties>
    </style:style>
    <style:style style:name="Tabla13.A" style:family="table-column">
      <style:table-column-properties style:column-width="17cm" style:rel-column-width="65535*"/>
    </style:style>
    <style:style style:name="Tabla13.A1" style:family="table-cell">
      <style:table-cell-properties style:vertical-align="middle" fo:padding="0.049cm" fo:border="none"/>
    </style:style>
    <style:style style:name="Tabla14" style:family="table">
      <style:table-properties style:width="17cm" style:rel-width="100%" table:align="left" fo:background-color="#e0e0e0">
        <style:background-image/>
      </style:table-properties>
    </style:style>
    <style:style style:name="Tabla14.A" style:family="table-column">
      <style:table-column-properties style:column-width="17cm" style:rel-column-width="65535*"/>
    </style:style>
    <style:style style:name="Tabla14.A1" style:family="table-cell">
      <style:table-cell-properties style:vertical-align="middle" fo:padding="0.049cm" fo:border="none"/>
    </style:style>
    <style:style style:name="P1" style:family="paragraph" style:parent-style-name="Preformatted_20_Text">
      <style:paragraph-properties fo:margin-top="0cm" fo:margin-bottom="0.499cm"/>
    </style:style>
    <style:style style:name="P2" style:family="paragraph" style:parent-style-name="Preformatted_20_Text">
      <style:paragraph-properties fo:margin-top="0cm" fo:margin-bottom="0.499cm" fo:background-color="#ffffff">
        <style:background-image/>
      </style:paragraph-properties>
      <style:text-properties fo:color="#cc00cc" fo:font-weight="bold"/>
    </style:style>
    <style:style style:name="P3" style:family="paragraph" style:parent-style-name="Preformatted_20_Text">
      <style:paragraph-properties fo:margin-top="0cm" fo:margin-bottom="0.499cm" fo:background-color="#ffffff">
        <style:background-image/>
      </style:paragraph-properties>
      <style:text-properties fo:color="#1f1c1b"/>
    </style:style>
    <style:style style:name="P4" style:family="paragraph" style:parent-style-name="Table_20_Contents">
      <style:paragraph-properties fo:margin-top="0cm" fo:margin-bottom="0.499cm" fo:text-align="start" style:justify-single-word="false"/>
    </style:style>
    <style:style style:name="P5" style:family="paragraph" style:parent-style-name="Table_20_Contents">
      <style:paragraph-properties fo:text-align="start" style:justify-single-word="false"/>
    </style:style>
    <style:style style:name="P6" style:family="paragraph" style:parent-style-name="Table_20_Heading">
      <style:paragraph-properties fo:text-align="start" style:justify-single-word="false"/>
    </style:style>
    <style:style style:name="P7" style:family="paragraph" style:parent-style-name="Standard">
      <style:text-properties fo:font-size="22pt" style:text-underline-style="solid" style:text-underline-width="auto" style:text-underline-color="font-color" fo:font-weight="bold" style:font-size-asian="22pt" style:font-weight-asian="bold" style:font-size-complex="22pt" style:font-weight-complex="bold"/>
    </style:style>
    <style:style style:name="P8" style:family="paragraph" style:parent-style-name="Standard">
      <style:text-properties fo:color="#000000" style:font-name="Verdana" fo:font-size="11pt" style:text-underline-style="none" fo:font-weight="normal" style:font-name-asian="Times New Roman1" style:font-size-asian="11pt" style:language-asian="es" style:country-asian="ES" style:font-weight-asian="normal" style:font-name-complex="Courier New" style:font-size-complex="11pt" style:font-weight-complex="normal"/>
    </style:style>
    <style:style style:name="P9" style:family="paragraph" style:parent-style-name="Standard">
      <style:text-properties fo:font-size="12pt" style:text-underline-style="none" fo:font-weight="normal" style:font-size-asian="12pt" style:font-weight-asian="normal" style:font-size-complex="12pt" style:font-weight-complex="normal"/>
    </style:style>
    <style:style style:name="P10" style:family="paragraph" style:parent-style-name="Text_20_body">
      <style:text-properties fo:font-weight="bold"/>
    </style:style>
    <style:style style:name="P11" style:family="paragraph" style:parent-style-name="Text_20_body">
      <style:paragraph-properties fo:margin-top="0cm" fo:margin-bottom="0cm"/>
    </style:style>
    <style:style style:name="P12" style:family="paragraph" style:parent-style-name="Standard" style:list-style-name="L1">
      <style:text-properties fo:color="#000000" style:font-name="Verdana" fo:font-size="11pt" style:text-underline-style="none" fo:font-weight="normal" style:font-name-asian="Times New Roman1" style:font-size-asian="11pt" style:language-asian="es" style:country-asian="ES" style:font-weight-asian="normal" style:font-name-complex="Courier New" style:font-size-complex="11pt"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2">
      <style:paragraph-properties fo:margin-top="0cm" fo:margin-bottom="0cm"/>
    </style:style>
    <style:style style:name="P18" style:family="paragraph" style:parent-style-name="Text_20_body" style:list-style-name="L3">
      <style:paragraph-properties fo:margin-top="0cm" fo:margin-bottom="0cm"/>
    </style:style>
    <style:style style:name="P19" style:family="paragraph" style:parent-style-name="Text_20_body" style:list-style-name="L4">
      <style:paragraph-properties fo:margin-top="0cm" fo:margin-bottom="0cm"/>
    </style:style>
    <style:style style:name="P20" style:family="paragraph" style:parent-style-name="Text_20_body" style:list-style-name="L5">
      <style:paragraph-properties fo:margin-top="0cm" fo:margin-bottom="0cm"/>
    </style:style>
    <style:style style:name="T1" style:family="text">
      <style:text-properties fo:font-weight="bold"/>
    </style:style>
    <style:style style:name="T2" style:family="text">
      <style:text-properties fo:color="#000000" style:font-name="Verdana" fo:font-size="11pt" style:font-name-asian="Times New Roman1" style:font-size-asian="11pt" style:language-asian="es" style:country-asian="ES" style:font-name-complex="Courier New" style:font-size-complex="11pt"/>
    </style:style>
    <style:style style:name="T3" style:family="text">
      <style:text-properties fo:color="#000000" style:font-name="Verdana" fo:font-size="11pt" style:text-underline-style="none" fo:font-weight="normal" style:font-name-asian="Times New Roman1" style:font-size-asian="11pt" style:language-asian="es" style:country-asian="ES" style:font-weight-asian="normal" style:font-name-complex="Courier New" style:font-size-complex="11pt" style:font-weight-complex="normal"/>
    </style:style>
    <style:style style:name="T4" style:family="text">
      <style:text-properties fo:color="#000000" style:font-name="Verdana" style:font-name-asian="Times New Roman1" style:language-asian="es" style:country-asian="ES" style:font-name-complex="Courier New"/>
    </style:style>
    <style:style style:name="T5" style:family="text">
      <style:text-properties fo:font-weight="normal" style:font-weight-asian="normal" style:font-weight-complex="normal"/>
    </style:style>
    <style:style style:name="T6" style:family="text">
      <style:text-properties fo:font-style="italic"/>
    </style:style>
    <style:style style:name="T7" style:family="text">
      <style:text-properties fo:color="#cc00cc"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ERMISOS PUERTO SERIE</text:p>
      <text:p text:style-name="P9"/>
      <text:p text:style-name="P9">Para dar permisos a los puertos serie de forma permanente, crear un archivo.rules en /etc/udev/rules.d/ con el siguiente contenido:</text:p>
      <text:p text:style-name="P9"><text:a xlink:type="simple" xlink:href="mailto:root@server">root@server</text:a>:<text:span text:style-name="T2">~#cd </text:span><text:span text:style-name="T4">/etc/udev/rules.d/</text:span></text:p>
      <text:p text:style-name="P9"><text:a xlink:type="simple" xlink:href="mailto:root@server">root@server</text:a><text:span text:style-name="T4">:</text:span><text:span text:style-name="T2">~#nano puertoserie.rules </text:span></text:p>
      <text:p text:style-name="P8"><text:span text:style-name="Strong_20_Emphasis"><text:span text:style-name="T5"><text:s text:c="2"/><text:tab/>KERNEL=="ttyS*",MODE="0777",OWNER="soa",GROUP="dip"</text:span></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Si queremos utilizar mas puertos serie de los que vienen por defecto en el ordenador:</text:span></text:span></text:p>
      <text:list xml:id="list17737987031" text:style-name="L1">
        <text:list-item>
          <text:p text:style-name="P12"><text:span text:style-name="Strong_20_Emphasis"><text:span text:style-name="T5">Colocar tarjeta de puertos</text:span></text:span></text:p>
        </text:list-item>
        <text:list-item>
          <text:p text:style-name="P12"><text:span text:style-name="Strong_20_Emphasis"><text:span text:style-name="T5">Instalar drivers de la tarjeta de puertos colocada.</text:span></text:span></text:p>
        </text:list-item>
        <text:list-item>
          <text:p text:style-name="P12"><text:span text:style-name="Strong_20_Emphasis"><text:span text:style-name="T5"/></text:span></text:p>
        </text:list-item>
      </text:list>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oft-page-break/><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Text_20_body">Para leer la configuración y configurar los puertos serie se usa la orden 'setserial'. Para leer la configuración, hay que ejecutar <text:span text:style-name="Source_20_Text">setserial</text:span> con el puerto serie que deseamos ver como único parámetro. </text:p>
      <text:p text:style-name="Text_20_body">Por ejemplo: </text:p>
      <text:p text:style-name="P1"><text:s text:c="2"/>setserial /dev/ttyS1</text:p>
      <text:p text:style-name="Text_20_body">nos muestra la configuración de COM2 y se obtendrá algo como esto: </text:p>
      <text:p text:style-name="P1"><text:s text:c="2"/>/dev/ttyS1, UART: 16550A, Port: 0x02f8, IRQ 3</text:p>
      <text:p text:style-name="Text_20_body">o sea, el puerto serie (<text:span text:style-name="Source_20_Text">/dev/ttyS1</text:span>), el tipo de chip UART que lleva (16550A), el puerto base de entrada-salida (2f8) y la solicitud de interrupción (3). Nótese que estos son los valores que el sistema operativo CREE que debe utilizar para comunicarse con el modem/puerto serie. Es posible que ahora no coincidan con los reales, incluso que ni siquiera detecte la UART, lo cual no es raro en caso de modems Plug'n'Play. </text:p>
      <text:p text:style-name="Text_20_body">Si no coinciden, asignaremos los valores adecuados. Por fortuna, por lo general no será necesario indicar la dirección base de entrada-salida. Salvo casos muy, muy excepcionales COM1 usa la dirección base 3f8, COM2 la 2f8, COM3 la 3e8 y COM4 la 2e8, y eso setserial lo sabe. Así, al indicar el puerto serie, setserial implícitamente sabe cual es la dirección base. En cambio, en caso de tener un puerto COM5 o superior sí será necesario indicar la dirección base. </text:p>
      <text:p text:style-name="Text_20_body">Así para COM1-COM4 sólo indicaremos la interrupción. Por ejemplo, supongamos que tenemos un modem en COM3 que usa la interrupción 5. La orden a introducir sería. </text:p>
      <text:p text:style-name="P1"><text:s text:c="2"/>setserial /dev/ttyS2 irq 5 autoconfig</text:p>
      <text:p text:style-name="Text_20_body">Y si quisiéramos indicar también la dirección base de entrada-salida (por tener el modem en COM5, por ejemplo) se haría así. </text:p>
      <text:p text:style-name="P1"><text:s text:c="2"/>setserial /dev/ttyS4 port 0x2e8 irq 10 autoconfig</text:p>
      <text:p text:style-name="Text_20_body">lo cual hace que el sistema operativo use un rango de direcciones desde la 2e8, y la interrupción 10. Nótese que el '0x' antes de la dirección base es importante. </text:p>
      <text:p text:style-name="Text_20_body">Por último sólo queda ver que los cambios han surtido efecto. Para ello bastará usar de nuevo setserial de la primera forma que se indicó. </text:p>
      <text:p text:style-name="Text_20_body">Por desgracia esta configuración durará hasta que apaguemos el ordenador. Por tanto será necesario incluir la línea o líneas de configuración <text:span text:style-name="Source_20_Text">setserial /dev/ttyS2 irq 5...</text:span> en uno de los scripts de arranque de Linux para que los puertos se configuren cada vez que se inicie el sistema operativo. Un buen candidato es <text:span text:style-name="Source_20_Text">rc.local</text:span>, que estará en uno de los subdirectorios de <text:span text:style-name="Source_20_Text">/etc</text:span>. En caso de ser necesario incluir en <text:span text:style-name="Source_20_Text">rc.local</text:span> tanto el <text:span text:style-name="Source_20_Text">isapnp /etc/isapnp.conf</text:span> para <text:soft-page-break/>configurar un modem Plug'n'Play, y el <text:span text:style-name="Source_20_Text">setserial...</text:span> de los puertos serie, deberá colocarse el <text:span text:style-name="Source_20_Text">isapnp...</text:span> en primer lugar. </text:p>
      <text:p text:style-name="Text_20_body">También habrá que usar <text:span text:style-name="Source_20_Text">setserial</text:span> de la misma forma si el ordenador tuviera más de dos puertos serie, (contando los que traen los modems internos en caso de disponer de alguno). El motivo es que por alguna extraña razón de diseño del PC, COM1 y COM3 por defecto comparten la misma interrupción, y a pesar de que esa configuración no es deseable, Linux por defecto busca COM3 en la misma interrupción que COM1, por lo que habría que cambiar la de COM3. Lo mismo ocurre con COM2 y COM4 por lo que habría que cambiar COM4. Si no se hiciera esto, podrían ocurrir cosas muy raras, como ratones y modems que dejan de funcionar, modems que funcionan "a pedales" (cuando se mueve el ratón), etc... </text:p>
      <text:p text:style-name="Standard"/>
      <text:p text:style-name="Standard"/>
      <text:h text:style-name="Heading_20_1" text:outline-level="1"><text:bookmark text:name="X-087-2-SERIAL-CONFIGURATION"/>4.5. Uso de las Utilidades de Configuración</text:h>
      <text:p text:style-name="Text_20_body"><text:bookmark text:name="X-087-2-SERIAL-CONFIGURATION1"/>Dediquemos algo de tiempo a examinar las dos utilidades más comunes: <text:span text:style-name="T1">setserial</text:span> y <text:span text:style-name="T1">stty</text:span>.</text:p>
      <text:h text:style-name="Heading_20_2" text:outline-level="2"><text:bookmark text:name="X-087-2-SERIAL-SETSERIAL"/>4.5.1. La orden setserial</text:h>
      <text:p text:style-name="Text_20_body"><text:bookmark text:name="X-087-2-SERIAL-SETSERIAL1"/>El núcleo hará su mayor esfuerzo en determinar cómo está configurado su hardware serie, pero las diversas variantes en la configuración de dispositivos serie hace difícil obtener una determinación fiable al 100%. Un buen ejemplo de este problema son los módems internos que discutimos anteriormente. La UART que usan tiene un búfer FIFO de 16 bytes, pero parece una UART 16450 para el núcleo: a no ser que específicamente informemos al manejador que el puerto es realmente un dispositivo 16550, el núcleo no hará uso del búfer extendido. Otro ejemplo es el de las tarjetas de cuatro puertos sin procesamiento que permiten compartir una misma IRQ entre un número de dispositivos serie. Probablemente tengamos que especificarle al núcleo qué IRQ se supone que usará el puerto, y que las IRQ pueden estar compartidas.</text:p>
      <text:p text:style-name="Text_20_body"><text:bookmark text:name="X-087-2-SERIAL-SETSERIAL2"/><text:span text:style-name="T1">setserial</text:span> fue creado para configurar el manejador serie en tiempo de ejecución. La orden <text:span text:style-name="T1">setserial</text:span> se ejecuta por lo común al arrancar, desde un script llamado <text:span text:style-name="Teletype">0setserial</text:span> en unas distribuciones, y <text:span text:style-name="Teletype">rc.serial</text:span> en otras. Este script está al cargo de iniciar adecuadamente el manejador de puerto serie para dar cabida a cualquier hardware no estándar o inusual que haya en la máquina.</text:p>
      <text:p text:style-name="P11"><text:bookmark text:name="X-087-2-SERIAL-SETSERIAL3"/>La sintaxis general para la orden <text:span text:style-name="T1">setserial</text:span> es: </text:p>
      <table:table table:name="Tabla1" table:style-name="Tabla1">
        <table:table-column table:style-name="Tabla1.A"/>
        <table:table-row>
          <table:table-cell table:style-name="Tabla1.A1" office:value-type="string">
            <text:p text:style-name="P1"><text:s text:c="4"/>setserial <text:span text:style-name="Teletype"><text:span text:style-name="T6">dispositivo</text:span></text:span> [<text:span text:style-name="Teletype"><text:span text:style-name="T6">parámetos</text:span></text:span>]</text:p>
          </table:table-cell>
        </table:table-row>
      </table:table>
      <text:p text:style-name="Text_20_body">donde el dispositivo es uno de los dispositivos serie, como <text:span text:style-name="T6">ttyS0</text:span>.</text:p>
      <text:p text:style-name="Text_20_body"><text:bookmark text:name="X-087-2-SERIAL-SETSERIAL4"/>La orden <text:span text:style-name="T1">setserial</text:span> tiene un gran número de parámetros. Los más comunes vienen descritos en <text:a xlink:type="simple" xlink:href="http://es.tldp.org/Manuales-LuCAS/GARL2/garl2/x-087-2-serial-configuration.html#X-087-2-SERIAL-SETSERIAL-PARAMETERS">Tabla 4-1</text:a>. Para más información sobre el resto de los parámetros, consulte la página de manual de <text:span text:style-name="T1">setserial</text:span>.</text:p>
      <text:p text:style-name="P10"><text:bookmark text:name="X-087-2-SERIAL-SETSERIAL-PARAMETERS"/>Tabla 4-1. Parámetros de Línea de Órdenes de setserial</text:p>
      <table:table table:name="Tabla2" table:style-name="Tabla2">
        <table:table-column table:style-name="Tabla2.A"/>
        <table:table-column table:style-name="Tabla2.B"/>
        <table:table-header-rows>
          <table:table-row>
            <table:table-cell table:style-name="Tabla2.A1" office:value-type="string">
              <text:p text:style-name="P6">Parámetro</text:p>
            </table:table-cell>
            <table:table-cell table:style-name="Tabla2.A1" office:value-type="string">
              <text:p text:style-name="P6">Descripción</text:p>
            </table:table-cell>
          </table:table-row>
        </table:table-header-rows>
        <table:table-row>
          <table:table-cell table:style-name="Tabla2.A1" office:value-type="string">
            <text:p text:style-name="P5"><text:span text:style-name="Teletype">port</text:span> <text:span text:style-name="Teletype"><text:span text:style-name="T6">número_puerto</text:span></text:span></text:p>
          </table:table-cell>
          <table:table-cell table:style-name="Tabla2.A1" office:value-type="string">
            <text:p text:style-name="P4">Especifica la dirección de E/S del dispositivo serie. Los números de puerto deben ser especificados en notación hexadecimal, p.ej. <text:span text:style-name="Teletype">0x2f8</text:span>. </text:p>
          </table:table-cell>
        </table:table-row>
        <table:table-row>
          <table:table-cell table:style-name="Tabla2.A1" office:value-type="string">
            <text:p text:style-name="P5"><text:span text:style-name="Teletype">irq</text:span> <text:span text:style-name="Teletype"><text:span text:style-name="T6">núm</text:span></text:span></text:p>
          </table:table-cell>
          <table:table-cell table:style-name="Tabla2.A1" office:value-type="string">
            <text:p text:style-name="P4">Especifica la línea de petición de interrupción que emplea el dispositivo serie. </text:p>
          </table:table-cell>
        </table:table-row>
        <table:table-row>
          <table:table-cell table:style-name="Tabla2.A1" office:value-type="string">
            <text:p text:style-name="P5"><text:span text:style-name="Teletype">uart</text:span> <text:span text:style-name="Teletype"><text:span text:style-name="T6">tipo_uart</text:span></text:span></text:p>
          </table:table-cell>
          <table:table-cell table:style-name="Tabla2.A1" office:value-type="string">
            <text:p text:style-name="P4">Especifica el tipo de UART del dispositivo serie. Los valores más comunes son <text:span text:style-name="Teletype">16450</text:span>, <text:span text:style-name="Teletype">16550</text:span>, etc. Ajustar este valor a <text:span text:style-name="Teletype">none</text:span> desactivará el dispositivo serie.</text:p>
          </table:table-cell>
        </table:table-row>
        <table:table-row>
          <table:table-cell table:style-name="Tabla2.A1" office:value-type="string">
            <text:p text:style-name="P5"><text:span text:style-name="Teletype">fourport</text:span></text:p>
          </table:table-cell>
          <table:table-cell table:style-name="Tabla2.A1" office:value-type="string">
            <text:p text:style-name="P4">El uso de este parámetro informará al manejador de puertos serie del núcleo de que este puerto forma parte de una tarjeta AST Fourport.</text:p>
          </table:table-cell>
        </table:table-row>
        <table:table-row>
          <table:table-cell table:style-name="Tabla2.A1" office:value-type="string">
            <text:p text:style-name="P5"><text:span text:style-name="Teletype">spd_hi</text:span></text:p>
          </table:table-cell>
          <table:table-cell table:style-name="Tabla2.A1" office:value-type="string">
            <text:p text:style-name="P4">Programar la UART para emplear una velocidad de 57,6 kbps cuando un proceso solicita 38,4 kbps. </text:p>
          </table:table-cell>
        </table:table-row>
        <table:table-row>
          <table:table-cell table:style-name="Tabla2.A1" office:value-type="string">
            <text:p text:style-name="P5"><text:span text:style-name="Teletype">spd_vhi</text:span></text:p>
          </table:table-cell>
          <table:table-cell table:style-name="Tabla2.A1" office:value-type="string">
            <text:p text:style-name="P4">Programar la UART para emplear una velocidad de 115 kbps cuando un proceso solicita 38,4 kbps. </text:p>
          </table:table-cell>
        </table:table-row>
        <table:table-row>
          <table:table-cell table:style-name="Tabla2.A1" office:value-type="string">
            <text:p text:style-name="P5"><text:span text:style-name="Teletype">spd_normal</text:span></text:p>
          </table:table-cell>
          <table:table-cell table:style-name="Tabla2.A1" office:value-type="string">
            <text:p text:style-name="P4">Programar la UART para emplear la velocidad predefinida de 38,4 kbps cuando se le solicite. Este parámetro sirve para deshacer el efecto de un <text:span text:style-name="Teletype">spd_hi</text:span> o <text:span text:style-name="Teletype">spd_vhi</text:span> aplicado en el dispositivo serie especificado. </text:p>
          </table:table-cell>
        </table:table-row>
        <table:table-row>
          <table:table-cell table:style-name="Tabla2.A1" office:value-type="string">
            <text:p text:style-name="P5"><text:span text:style-name="Teletype">auto_irq</text:span></text:p>
          </table:table-cell>
          <table:table-cell table:style-name="Tabla2.A1" office:value-type="string">
            <text:p text:style-name="P4">Este parámetro provocará que el núcleo trate de determinar automáticamente la IRQ del dispositivo especificado. Este intento puede no ser fiable completamente, así que quizá sea mejor entenderlo como una solicitud al núcleo para que adivine la IRQ. Si conoce usted la IRQ del dispositivo, debe especificar que se use el parámetro <text:span text:style-name="Teletype">irq</text:span> en su lugar. </text:p>
          </table:table-cell>
        </table:table-row>
        <table:table-row>
          <table:table-cell table:style-name="Tabla2.A1" office:value-type="string">
            <text:p text:style-name="P5"><text:span text:style-name="Teletype">autoconfig</text:span></text:p>
          </table:table-cell>
          <table:table-cell table:style-name="Tabla2.A1" office:value-type="string">
            <text:p text:style-name="P4">Este parámetro debe ser especificado simultáneamente con el parámetro <text:span text:style-name="Teletype">port</text:span>. Cuando se suministra este parámetro, <text:span text:style-name="T1">setserial</text:span> ordena al núcleo que intente determinar automáticamente el tipo de UART localizada en la dirección de puerto proporcionada. Si el parámetro <text:span text:style-name="Teletype">auto_irq</text:span> también es suministrado, el núcleo tratará también de determinar la IRQ automáticamente. </text:p>
          </table:table-cell>
        </table:table-row>
        <table:table-row>
          <table:table-cell table:style-name="Tabla2.A1" office:value-type="string">
            <text:p text:style-name="P5"><text:span text:style-name="Teletype">skip_test</text:span></text:p>
          </table:table-cell>
          <table:table-cell table:style-name="Tabla2.A1" office:value-type="string">
            <text:p text:style-name="P4">Con este parámetro se solicita que el núcleo no se ocupe de determinar el tipo de UART en la auto-configuración. Esto es necesario cuando la UART es <text:soft-page-break/>detectada de forma incorrecta por el núcleo. </text:p>
          </table:table-cell>
        </table:table-row>
      </table:table>
      <text:p text:style-name="Text_20_body"><text:bookmark text:name="X-087-2-SERIAL-SETSERIAL-PARAMETERS1"/>Un fichero <text:span text:style-name="Teletype">rc</text:span> típico y sencillo para configurar sus puertos serie al arrancar puede parecerse a lo mostrado en <text:a xlink:type="simple" xlink:href="http://es.tldp.org/Manuales-LuCAS/GARL2/garl2/x-087-2-serial-configuration.html#X-087-2-SERIAL-RC.SERIAL.SETSERIAL">Ejemplo 4-1</text:a>. Una mayoría de distribuciones de GNU/Linux incluirán algo más sofisticado que este ejemplo.</text:p>
      <text:p text:style-name="P10"><text:bookmark text:name="X-087-2-SERIAL-RC.SERIAL.SETSERIAL"/>Ejemplo 4-1. Ejemplo de órdenes setserial en rc.serial</text:p>
      <table:table table:name="Tabla3" table:style-name="Tabla3">
        <table:table-column table:style-name="Tabla3.A"/>
        <table:table-row>
          <table:table-cell table:style-name="Tabla3.A1" office:value-type="string">
            <text:p text:style-name="Preformatted_20_Text"><text:s text:c="4"/># /etc/rc.serial - script de configuración de líneas serie.</text:p>
            <text:p text:style-name="Preformatted_20_Text"><text:s text:c="4"/>#</text:p>
            <text:p text:style-name="Preformatted_20_Text"><text:s text:c="4"/># Configurar dispositivos serie.</text:p>
            <text:p text:style-name="Preformatted_20_Text"><text:s text:c="4"/>/sbin/setserial /dev/ttyS0 auto_irq skip_test autoconfig</text:p>
            <text:p text:style-name="Preformatted_20_Text"><text:s text:c="4"/>/sbin/setserial /dev/ttyS1 auto_irq skip_test autoconfig</text:p>
            <text:p text:style-name="Preformatted_20_Text"><text:s text:c="4"/>/sbin/setserial /dev/ttyS2 auto_irq skip_test autoconfig</text:p>
            <text:p text:style-name="Preformatted_20_Text"><text:s text:c="4"/>/sbin/setserial /dev/ttyS3 auto_irq skip_test autoconfig</text:p>
            <text:p text:style-name="Preformatted_20_Text"><text:s text:c="4"/>#</text:p>
            <text:p text:style-name="Preformatted_20_Text"><text:s text:c="4"/># Mostrar la configuración de dispositivos serie.</text:p>
            <text:p text:style-name="P1"><text:s text:c="4"/>/sbin/setserial -bg /dev/ttyS*</text:p>
          </table:table-cell>
        </table:table-row>
      </table:table>
      <text:p text:style-name="Text_20_body"><text:bookmark text:name="X-087-2-SERIAL-RC.SERIAL.SETSERIAL1"/>El argumento <text:span text:style-name="Teletype">-bg /dev/ttyS*</text:span> en la última orden mostrará un pulcro sumario de la configuración hardware de todos los dispositivos serie activos. Esta salida se parecerá a la mostrada en <text:a xlink:type="simple" xlink:href="http://es.tldp.org/Manuales-LuCAS/GARL2/garl2/x-087-2-serial-configuration.html#X-087-2-SERIAL.SETSERIAL.OUTPUT">Ejemplo 4-2</text:a>.</text:p>
      <text:p text:style-name="P10"><text:bookmark text:name="X-087-2-SERIAL.SETSERIAL.OUTPUT"/>Ejemplo 4-2. Salida de la orden setserial -bg /dev/ttyS*</text:p>
      <table:table table:name="Tabla4" table:style-name="Tabla4">
        <table:table-column table:style-name="Tabla4.A"/>
        <table:table-row>
          <table:table-cell table:style-name="Tabla4.A1" office:value-type="string">
            <text:p text:style-name="Preformatted_20_Text"><text:s text:c="4"/>/dev/ttyS0 at 0x03f8 (irq = 4) is a 16550A</text:p>
            <text:p text:style-name="P1"><text:s text:c="4"/>/dev/ttyS1 at 0x02f8 (irq = 3) is a 16550A</text:p>
          </table:table-cell>
        </table:table-row>
      </table:table>
      <text:h text:style-name="Heading_20_2" text:outline-level="2"><text:bookmark text:name="X-087-2-SERIAL-STTY"/>4.5.2. La Orden stty</text:h>
      <text:p text:style-name="Text_20_body"><text:bookmark text:name="X-087-2-SERIAL-STTY2"/><text:bookmark text:name="X-087-2-SERIAL-STTY1"/>El nombre <text:span text:style-name="T1">stty</text:span> probablemente signifique “set tty,” pero la orden <text:span text:style-name="T1">stty</text:span> también puede ser empleada para mostrar la configuración de un terminal. Quizás aún más que <text:span text:style-name="T1">setserial</text:span>, la orden <text:span text:style-name="T1">stty</text:span> proporciona un desconcertante número de características configurables. Cubriremos las más importantes en breve. Puede usted encontrar descrito el resto en la página de manual de <text:span text:style-name="T1">stty</text:span>.</text:p>
      <text:p text:style-name="Text_20_body"><text:bookmark text:name="X-087-2-SERIAL-STTY3"/>La orden <text:span text:style-name="T1">stty</text:span> se utiliza principalmente para configurar parámetros del terminal, tales como qué caracteres serán mostrados, o qué tecla deberá generar una señal de parada. Explicamos anteriormente que los dispositivos serie son dispositivos tty, y por tanto la orden <text:span text:style-name="T1">stty</text:span> es igualmente aplicable a ellos.</text:p>
      <text:p text:style-name="Text_20_body"><text:bookmark text:name="X-087-2-SERIAL-STTY4"/>Uno de los usos más importantes de <text:span text:style-name="T1">stty</text:span> para dispositivos serie es habilitar la negociación por hardware en ellos. Anteriormente describimos someramente la negociación por hardware. La configuración por defecto en dispositivos serie es que esta negociación hardware esté deshabilitada. Esta disposición permite que los cables serie de “tres hilos” funcionen; estos cables no aceptan las señales necesarias para la negociación por hardware, y si estuviera activada por defecto, serían incapaces de transmitir ningún carácter para desactivarla.</text:p>
      <text:p text:style-name="Text_20_body"><text:bookmark text:name="X-087-2-SERIAL-STTY5"/>Sorprendentemente, algunos programas de comunicación serie no habilitan la negociación por hardware, así que si su módem la permite, deberá configurar el módem para emplearla (diríjase al manual de su módem para averiguar qué orden usar), y también deberá configurar el dispositivo <text:soft-page-break/>serie para utilizar negociación por hardware. La orden <text:span text:style-name="T1">stty</text:span> tiene una bandera <text:span text:style-name="Teletype">crtscts</text:span> que habilita la negociación por hardware en un dispositivo; tendrá que utilizar esto. El lugar más apropiado para ejecutar esta orden probablemente sea el fichero <text:span text:style-name="Teletype">rc.serial</text:span> (o equivalente) al arrancar, utilizando sentencias como las mostradas en <text:a xlink:type="simple" xlink:href="http://es.tldp.org/Manuales-LuCAS/GARL2/garl2/x-087-2-serial-configuration.html#X-087-2-SERIAL-RC.SERIAL.STTY">Ejemplo 4-3</text:a>.</text:p>
      <text:p text:style-name="P10"><text:bookmark text:name="X-087-2-SERIAL-RC.SERIAL.STTY"/>Ejemplo 4-3. Órdenes stty de Ejemplo en rc.serial</text:p>
      <table:table table:name="Tabla5" table:style-name="Tabla5">
        <table:table-column table:style-name="Tabla5.A"/>
        <table:table-row>
          <table:table-cell table:style-name="Tabla5.A1" office:value-type="string">
            <text:p text:style-name="Preformatted_20_Text"><text:s text:c="4"/>#</text:p>
            <text:p text:style-name="Preformatted_20_Text"><text:s text:c="4"/>stty crtscts &lt; /dev/ttyS0</text:p>
            <text:p text:style-name="Preformatted_20_Text"><text:s text:c="4"/>stty crtscts &lt; /dev/ttyS1</text:p>
            <text:p text:style-name="Preformatted_20_Text"><text:s text:c="4"/>stty crtscts &lt; /dev/ttyS2</text:p>
            <text:p text:style-name="Preformatted_20_Text"><text:s text:c="4"/>stty crtscts &lt; /dev/ttyS3</text:p>
            <text:p text:style-name="P1"><text:s text:c="4"/>#</text:p>
          </table:table-cell>
        </table:table-row>
      </table:table>
      <text:p text:style-name="Text_20_body"><text:bookmark text:name="X-087-2-SERIAL-RC.SERIAL.STTY1"/>La orden <text:span text:style-name="T1">stty</text:span> trabaja en el terminal en uso de forma predefinida, pero mediante la redirección de entrada (“&lt;”) facilitada por el intérprete de órdenes, podemos hacer que <text:span text:style-name="T1">stty</text:span> maneje cualquier dispositivo tty. Es un error común olvidar si se ha de emplear “&lt;” o “&gt;”; las versiones más modernas de <text:span text:style-name="T1">stty</text:span> tienen una sintaxis más clara de especificarlo. Con esta nueva sintaxis, nuestro ejemplo quedaría como en <text:a xlink:type="simple" xlink:href="http://es.tldp.org/Manuales-LuCAS/GARL2/garl2/x-087-2-serial-configuration.html#X-087-2-SERIAL-RC.SERIAL.STTY.NEW">Ejemplo 4-4</text:a>.</text:p>
      <text:p text:style-name="P10"><text:bookmark text:name="X-087-2-SERIAL-RC.SERIAL.STTY.NEW"/>Ejemplo 4-4. Órdenes stty de Ejemplo en rc.serial Empleando Sintaxis Moderna</text:p>
      <table:table table:name="Tabla6" table:style-name="Tabla6">
        <table:table-column table:style-name="Tabla6.A"/>
        <table:table-row>
          <table:table-cell table:style-name="Tabla6.A1" office:value-type="string">
            <text:p text:style-name="Preformatted_20_Text"><text:s text:c="4"/>#</text:p>
            <text:p text:style-name="Preformatted_20_Text"><text:s text:c="4"/>stty crtscts -F /dev/ttyS0</text:p>
            <text:p text:style-name="Preformatted_20_Text"><text:s text:c="4"/>stty crtscts -F /dev/ttyS1</text:p>
            <text:p text:style-name="Preformatted_20_Text"><text:s text:c="4"/>stty crtscts -F /dev/ttyS2</text:p>
            <text:p text:style-name="Preformatted_20_Text"><text:s text:c="4"/>stty crtscts -F /dev/ttyS3</text:p>
            <text:p text:style-name="P1"><text:s text:c="4"/>#</text:p>
          </table:table-cell>
        </table:table-row>
      </table:table>
      <text:p text:style-name="Text_20_body"><text:bookmark text:name="X-087-2-SERIAL-RC.SERIAL.STTY.NEW1"/>Antes mencionamos que la orden <text:span text:style-name="T1">stty</text:span> puede ser usada para mostrar los parámetros de configuración de un dispositivo tty. Para mostrar todos los parámetros activos de un dispositivo tty se hace:</text:p>
      <table:table table:name="Tabla7" table:style-name="Tabla7">
        <table:table-column table:style-name="Tabla7.A"/>
        <table:table-row>
          <table:table-cell table:style-name="Tabla7.A1" office:value-type="string">
            <text:p text:style-name="P1"><text:s text:c="4"/>$ <text:span text:style-name="Teletype"><text:span text:style-name="T1">stty -a -F /dev/ttyS1</text:span></text:span></text:p>
          </table:table-cell>
        </table:table-row>
      </table:table>
      <text:p text:style-name="Text_20_body"><text:bookmark text:name="X-087-2-SERIAL-RC.SERIAL.STTY.NEW2"/>La salida de esta orden, mostrada en <text:a xlink:type="simple" xlink:href="http://es.tldp.org/Manuales-LuCAS/GARL2/garl2/x-087-2-serial-configuration.html#X-087-2-SERIAL.STTY.OUTPUT">Ejemplo 4-5</text:a>, le muestra el estado de todas las banderas para ese dispositivo; una bandera precedida por un signo menos, como en <text:span text:style-name="Teletype">–crtscts</text:span>, significa que la bandera ha sido desactivada.</text:p>
      <text:p text:style-name="P10"><text:bookmark text:name="X-087-2-SERIAL.STTY.OUTPUT"/>Ejemplo 4-5. Salida de una Orden stty -a</text:p>
      <table:table table:name="Tabla8" table:style-name="Tabla8">
        <table:table-column table:style-name="Tabla8.A"/>
        <table:table-row>
          <table:table-cell table:style-name="Tabla8.A1" office:value-type="string">
            <text:p text:style-name="Preformatted_20_Text"><text:s text:c="4"/>speed 19200 baud; rows 0; columns 0; line = 0;</text:p>
            <text:p text:style-name="Preformatted_20_Text"><text:s text:c="4"/>intr = ^C; quit = ^\; erase = ^?; kill = ^U; eof = ^D; eol = &lt;undef&gt;;</text:p>
            <text:p text:style-name="Preformatted_20_Text"><text:s text:c="13"/>eol2 = &lt;undef&gt;; start = ^Q; stop = ^S; susp = ^Z; rprnt = ^R;</text:p>
            <text:p text:style-name="Preformatted_20_Text"><text:s text:c="13"/>werase = ^W; lnext = ^V; flush = ^O; min = 1; time = 0;</text:p>
            <text:p text:style-name="Preformatted_20_Text"><text:s text:c="4"/>-parenb -parodd cs8 hupcl -cstopb cread clocal -crtscts</text:p>
            <text:p text:style-name="Preformatted_20_Text"><text:s text:c="4"/>-ignbrk -brkint -ignpar -parmrk -inpck -istrip -inlcr -igncr -icrnl -ixon</text:p>
            <text:p text:style-name="Preformatted_20_Text"><text:s text:c="12"/>-ixoff -iuclc -ixany -imaxbel</text:p>
            <text:p text:style-name="Preformatted_20_Text"><text:s text:c="4"/>-opost -olcuc -ocrnl onlcr -onocr -onlret -ofill -ofdel nl0 cr0 tab0</text:p>
            <text:p text:style-name="Preformatted_20_Text"><text:s text:c="13"/>bs0 vt0 ff0</text:p>
            <text:p text:style-name="Preformatted_20_Text"><text:s text:c="4"/>-isig -icanon iexten echo echoe echok -echonl -noflsh -xcase -tostop</text:p>
            <text:p text:style-name="P1"><text:s text:c="13"/>-echoprt echoctl echoke</text:p>
          </table:table-cell>
        </table:table-row>
      </table:table>
      <text:p text:style-name="P11"><text:bookmark text:name="X-087-2-SERIAL.STTY.OUTPUT1"/>Una descripción de las banderas más importantes se da en <text:a xlink:type="simple" xlink:href="http://es.tldp.org/Manuales-LuCAS/GARL2/garl2/x-087-2-serial-configuration.html#X-087-2-SERIAL.STTY.FLAGS">Tabla 4-2</text:a>. Cada una de ellas se habilita suministrándola a <text:span text:style-name="T1">stty</text:span>, y se deshabilita de la misma forma, pero precedida por un carácter – delante. Así, para deshabilitar la negociación hardware, se haría: </text:p>
      <table:table table:name="Tabla9" table:style-name="Tabla9">
        <table:table-column table:style-name="Tabla9.A"/>
        <text:soft-page-break/>
        <table:table-row>
          <table:table-cell table:style-name="Tabla9.A1" office:value-type="string">
            <text:p text:style-name="P1"><text:s text:c="4"/>$ <text:span text:style-name="Teletype"><text:span text:style-name="T1">stty -crtscts -F /dev/ttyS0</text:span></text:span></text:p>
          </table:table-cell>
        </table:table-row>
      </table:table>
      <text:p text:style-name="P10"><text:bookmark text:name="X-087-2-SERIAL.STTY.FLAGS"/>Tabla 4-2. Banderas de stty Más Relevantes Para Configurar Dispositivos Serie</text:p>
      <table:table table:name="Tabla10" table:style-name="Tabla10">
        <table:table-column table:style-name="Tabla10.A"/>
        <table:table-column table:style-name="Tabla10.B"/>
        <table:table-header-rows>
          <table:table-row>
            <table:table-cell table:style-name="Tabla10.A1" office:value-type="string">
              <text:p text:style-name="P6">Bandera</text:p>
            </table:table-cell>
            <table:table-cell table:style-name="Tabla10.A1" office:value-type="string">
              <text:p text:style-name="P6">Descripción</text:p>
            </table:table-cell>
          </table:table-row>
        </table:table-header-rows>
        <table:table-row>
          <table:table-cell table:style-name="Tabla10.A1" office:value-type="string">
            <text:p text:style-name="P5"><text:span text:style-name="Teletype">N</text:span></text:p>
          </table:table-cell>
          <table:table-cell table:style-name="Tabla10.A1" office:value-type="string">
            <text:p text:style-name="P4">Ajustar la velocidad de línea a <text:span text:style-name="Teletype">N</text:span> bits por segundo. </text:p>
          </table:table-cell>
        </table:table-row>
        <table:table-row>
          <table:table-cell table:style-name="Tabla10.A1" office:value-type="string">
            <text:p text:style-name="P5"><text:span text:style-name="Teletype">crtsdts</text:span></text:p>
          </table:table-cell>
          <table:table-cell table:style-name="Tabla10.A1" office:value-type="string">
            <text:p text:style-name="P4">Habilitar/Deshabilitar negociación por hardware. </text:p>
          </table:table-cell>
        </table:table-row>
        <table:table-row>
          <table:table-cell table:style-name="Tabla10.A1" office:value-type="string">
            <text:p text:style-name="P5"><text:span text:style-name="Teletype">ixon</text:span></text:p>
          </table:table-cell>
          <table:table-cell table:style-name="Tabla10.A1" office:value-type="string">
            <text:p text:style-name="P4">Habilitar/Deshabilitar control de flujo mediante XON/XOFF. </text:p>
          </table:table-cell>
        </table:table-row>
        <table:table-row>
          <table:table-cell table:style-name="Tabla10.A1" office:value-type="string">
            <text:p text:style-name="P5"><text:span text:style-name="Teletype">clocal</text:span></text:p>
          </table:table-cell>
          <table:table-cell table:style-name="Tabla10.A1" office:value-type="string">
            <text:p text:style-name="P4">Habilitar/Deshabilitar señales de control del módem como DTR/DTS y DCD. Esto es necesario si se usa cable serie de “tres hilos” ya que no proporciona estas señales. </text:p>
          </table:table-cell>
        </table:table-row>
        <table:table-row>
          <table:table-cell table:style-name="Tabla10.A1" office:value-type="string">
            <text:p text:style-name="P5"><text:span text:style-name="Teletype">cs5 cs6 cs7 cs8</text:span></text:p>
          </table:table-cell>
          <table:table-cell table:style-name="Tabla10.A1" office:value-type="string">
            <text:p text:style-name="P4">Ajustar el número de bits de datos a 5, 6, 7 u 8, respectivamente. </text:p>
          </table:table-cell>
        </table:table-row>
        <table:table-row>
          <table:table-cell table:style-name="Tabla10.A1" office:value-type="string">
            <text:p text:style-name="P5"><text:span text:style-name="Teletype">parodd</text:span></text:p>
          </table:table-cell>
          <table:table-cell table:style-name="Tabla10.A1" office:value-type="string">
            <text:p text:style-name="P4">Habilitar paridad impar. Desactivar esta bandera activa la paridad par. </text:p>
          </table:table-cell>
        </table:table-row>
        <table:table-row>
          <table:table-cell table:style-name="Tabla10.A1" office:value-type="string">
            <text:p text:style-name="P5"><text:span text:style-name="Teletype">parenb</text:span></text:p>
          </table:table-cell>
          <table:table-cell table:style-name="Tabla10.A1" office:value-type="string">
            <text:p text:style-name="P4">Habilitar comprobación de paridad. Si esta bandera se niega, no se utiliza paridad. </text:p>
          </table:table-cell>
        </table:table-row>
        <table:table-row>
          <table:table-cell table:style-name="Tabla10.A1" office:value-type="string">
            <text:p text:style-name="P5"><text:span text:style-name="Teletype">cstopb</text:span></text:p>
          </table:table-cell>
          <table:table-cell table:style-name="Tabla10.A1" office:value-type="string">
            <text:p text:style-name="P4">Ajustar los bits de parada a dos por carácter. Al negar esta bandera, se usará sólo un bit de parada por carácter. </text:p>
          </table:table-cell>
        </table:table-row>
        <table:table-row>
          <table:table-cell table:style-name="Tabla10.A1" office:value-type="string">
            <text:p text:style-name="P5"><text:span text:style-name="Teletype">echo</text:span></text:p>
          </table:table-cell>
          <table:table-cell table:style-name="Tabla10.A1" office:value-type="string">
            <text:p text:style-name="P4">Habilitar/Deshabilitar el eco de caracteres recibidos al que los envía. </text:p>
          </table:table-cell>
        </table:table-row>
      </table:table>
      <text:p text:style-name="P11"><text:bookmark text:name="X-087-2-SERIAL.STTY.FLAGS1"/>El siguiente ejemplo combina algunas de estas banderas y configura el dispositivo <text:span text:style-name="Teletype">ttyS0</text:span> a 19.200 bps, 8 bits de datos, sin paridad, con negociación por hardware y eco deshabilitado: </text:p>
      <table:table table:name="Tabla11" table:style-name="Tabla11">
        <table:table-column table:style-name="Tabla11.A"/>
        <table:table-row>
          <table:table-cell table:style-name="Tabla11.A1" office:value-type="string">
            <text:p text:style-name="P1"><text:s text:c="4"/>$ <text:span text:style-name="Teletype"><text:span text:style-name="T1">stty 19200 cs8 -parenb crtscts -echo -F /dev/ttyS0</text:span></text:span></text:p>
          </table:table-cell>
        </table:table-row>
      </table:table>
      <text:p text:style-name="Standard"/>
      <text:h text:style-name="Heading_20_1" text:outline-level="1"><text:bookmark text:name="X-087-2-SERIAL.GETTY"/>4.6. Dispositivos Serie y el Indicador login: (ingreso)</text:h>
      <text:p text:style-name="Text_20_body"><text:bookmark text:name="X-087-2-SERIAL.GETTY1"/>Llegó a ser muy común que una instalación basada en Unix incluyera una máquina servidor y muchos terminales “tontos” (sin procesamiento) de caracteres o módems para acceso telefónico. Hoy en día este tipo de configuraciones son menos comunes, lo que supone una buena noticia para mucha gente interesada en trabajar así, ya que estos terminales sin procesamiento son muy baratos actualmente. Las configuraciones con módems de acceso telefónico no han dejado de ser comunes, <text:soft-page-break/>pero en estos tiempos probablemente se utilicen como soporte para ingresos mediante SLIP o PPP (temas tratados en <text:a xlink:type="simple" xlink:href="http://es.tldp.org/Manuales-LuCAS/GARL2/garl2/x-087-2-slip.html">Capítulo 7</text:a> y <text:a xlink:type="simple" xlink:href="http://es.tldp.org/Manuales-LuCAS/GARL2/garl2/x-087-2-ppp.html">Capítulo 8</text:a> ) más que para un simple ingreso. En cualquier caso, cada uno de estos métodos puede hacer uso de un programa sencillo llamado programa <text:span text:style-name="T1">getty</text:span>.</text:p>
      <text:p text:style-name="Text_20_body">El término <text:span text:style-name="T1">getty</text:span> es probablemente una abreviatura de “get tty” (conseguir tty). Un programa <text:span text:style-name="T1">getty</text:span> abre un dispositivo serie, lo configura apropiadamente, configura opcionalmente un módem, y espera a que se realice una conexión. Una conexión activa en un dispositivo serie se indica normalmente mediante la patilla Data Carrier Detect (DCD) en el dispositivo serie que ha sido activado. Cuando se produce esta detección, el programa <text:span text:style-name="T1">getty</text:span> llama a un programa que muestra el punto indicativo <text:span text:style-name="Teletype">login:</text:span>, y es el que maneja realmente el ingreso al sistema. Cada uno de los terminales virtuales (por ejemplo, <text:span text:style-name="Teletype">/dev/tty1</text:span>) en GNU/Linux tiene un <text:span text:style-name="T1">getty</text:span> ejecutándose para él.</text:p>
      <text:p text:style-name="Text_20_body">Hay varias implementaciones distintas de <text:span text:style-name="T1">getty</text:span>, cada una diseñada para adaptarse a ciertas configuraciones mejor que a otras. El <text:span text:style-name="T1">getty</text:span> que describiremos aquí se llama <text:span text:style-name="T1">mgetty</text:span>. Es bastante conocido porque proporciona todo tipo de características que lo hacen especialmente indicado para uso con módems, aceptando incluso programas automáticos para fax y módems de voz. Nos concentraremos en configurar <text:span text:style-name="T1">mgetty</text:span> para responder a las llamadas convencionales de datos, y dejaremos el resto para que explore usted en función de sus necesidades.</text:p>
      <text:h text:style-name="Heading_20_2" text:outline-level="2"><text:bookmark text:name="X-087-2-SERIAL.GETTY.MGETTY"/>4.6.1. Configuración del Demonio mgetty</text:h>
      <text:p text:style-name="Text_20_body"><text:bookmark text:name="X-087-2-SERIAL.GETTY.MGETTY1"/>El demonio <text:span text:style-name="T1">mgetty</text:span> está disponible en forma de código fuente en ftp://alpha.greenie.net/pub/mgetty/source/, y prácticamente todas las distribuciones de GNU/Linux lo incluyen como paquete. El demonio <text:span text:style-name="T1">mgetty</text:span> se diferencia de la mayoría de las implementaciones de programas <text:span text:style-name="T1">getty</text:span> en que ha sido diseñado específicamente para módems compatibles con Hayes. Admite aún conexiones directas de terminales, pero se adapta de forma especialmente buena a aplicaciones de llamadas telefónicas. En lugar de emplear la señal DCD para detectar una llamada entrante, espera a la escucha del mensaje <text:span text:style-name="Teletype">RING</text:span> generado por la mayoría de módems modernos cuando detectan una llamada entrante y no están configurados para responder automáticamente.</text:p>
      <text:p text:style-name="Text_20_body"><text:bookmark text:name="X-087-2-SERIAL.GETTY.MGETTY2"/>El ejecutable principal es <text:span text:style-name="Teletype">/usr/sbin/mgetty</text:span>, y su fichero de configuración se llama <text:span text:style-name="Teletype">/etc/mgetty/mgetty.config</text:span>. Hay otros programas y ficheros de configuración que cubrirán otros rasgos concretos de <text:span text:style-name="T1">mgetty</text:span>.</text:p>
      <text:p text:style-name="Text_20_body"><text:bookmark text:name="X-087-2-SERIAL.GETTY.MGETTY3"/>La configuración, en gran parte de los sistemas, es cuestión únicamente de editar el fichero <text:span text:style-name="Teletype">/etc/mgetty/ mgetty.config</text:span> y añadir las entradas apropiadas a <text:span text:style-name="Teletype">/etc/inittab</text:span> para que <text:span text:style-name="T1">mgetty</text:span> se ejecute automáticamente.</text:p>
      <text:p text:style-name="Text_20_body"><text:a xlink:type="simple" xlink:href="http://es.tldp.org/Manuales-LuCAS/GARL2/garl2/x-087-2-serial.getty.html#X-087-2-SERIAL.MGETTY.CONF">Ejemplo 4-6</text:a> muestra un fichero muy simple de configuración de <text:span text:style-name="T1">mgetty</text:span>. Este ejemplo configura dos dispositivos serie. El primero, <text:span text:style-name="Teletype">/dev/ttyS0</text:span>, se refiere a un módem compatible con Hayes a 38.400 bps. El segundo, <text:span text:style-name="Teletype">/dev/ttyS1</text:span>, se corresponde con un terminal VT100 conectado directamente, a 19.200 bps.</text:p>
      <text:p text:style-name="P10"><text:bookmark text:name="X-087-2-SERIAL.MGETTY.CONF"/>Ejemplo 4-6. Fichero /etc/mgetty/mgetty.config de ejemplo</text:p>
      <table:table table:name="Tabla12" table:style-name="Tabla12">
        <table:table-column table:style-name="Tabla12.A"/>
        <table:table-row>
          <table:table-cell table:style-name="Tabla12.A1" office:value-type="string">
            <text:p text:style-name="Preformatted_20_Text"><text:s text:c="4"/>#</text:p>
            <text:p text:style-name="Preformatted_20_Text"><text:s text:c="4"/># fichero de configuración de mgetty</text:p>
            <text:p text:style-name="Preformatted_20_Text"><text:soft-page-break/><text:s text:c="4"/>#</text:p>
            <text:p text:style-name="Preformatted_20_Text"><text:s text:c="4"/># este es un fichero de ejemplo de configuración, vea mgetty.info para obtener detalles</text:p>
            <text:p text:style-name="Preformatted_20_Text"><text:s text:c="4"/>#</text:p>
            <text:p text:style-name="Preformatted_20_Text"><text:s text:c="4"/># las líneas de comentario <text:s/>comienzan con "#", las líneas vacías son deshechadas</text:p>
            <text:p text:style-name="Preformatted_20_Text"><text:s text:c="4"/>#</text:p>
            <text:p text:style-name="Preformatted_20_Text"><text:s text:c="4"/># ----- sección global -----</text:p>
            <text:p text:style-name="Preformatted_20_Text"><text:s text:c="4"/>#</text:p>
            <text:p text:style-name="Preformatted_20_Text"><text:s text:c="4"/># En esta sección van los valores globales por defecto, la configuración por puertos va debajo</text:p>
            <text:p text:style-name="Preformatted_20_Text"><text:s text:c="4"/>#</text:p>
            <text:p text:style-name="Preformatted_20_Text"><text:s text:c="4"/># acceder al módem (o módems) a 38400 bps</text:p>
            <text:p text:style-name="Preformatted_20_Text"><text:s text:c="4"/>speed 38400</text:p>
            <text:p text:style-name="Preformatted_20_Text"><text:s text:c="4"/>#</text:p>
            <text:p text:style-name="Preformatted_20_Text"><text:s text:c="4"/># ajustar el nivel global de depuración a "4" (valor por defecto de policy.h)</text:p>
            <text:p text:style-name="Preformatted_20_Text"><text:s text:c="4"/>debug 4</text:p>
            <text:p text:style-name="Preformatted_20_Text"><text:s text:c="4"/>#</text:p>
            <text:p text:style-name="Preformatted_20_Text"><text:s text:c="4"/></text:p>
            <text:p text:style-name="Preformatted_20_Text"><text:s text:c="4"/># ----- sección específica de puerto -----</text:p>
            <text:p text:style-name="Preformatted_20_Text"><text:s text:c="4"/>#</text:p>
            <text:p text:style-name="Preformatted_20_Text"><text:s text:c="4"/># Aquí se pondran las cosas que sean válidas sólo para una línea, no las demás</text:p>
            <text:p text:style-name="Preformatted_20_Text"><text:s text:c="4"/>#</text:p>
            <text:p text:style-name="Preformatted_20_Text"><text:s text:c="4"/>#</text:p>
            <text:p text:style-name="Preformatted_20_Text"><text:s text:c="4"/># Módem Hayes conectado a ttyS0: no usar como fax, menos registro de actividad</text:p>
            <text:p text:style-name="Preformatted_20_Text"><text:s text:c="4"/>#</text:p>
            <text:p text:style-name="Preformatted_20_Text"><text:s text:c="4"/>port ttyS0</text:p>
            <text:p text:style-name="Preformatted_20_Text"><text:s text:c="6"/>debug 3</text:p>
            <text:p text:style-name="Preformatted_20_Text"><text:s text:c="6"/>data-only y</text:p>
            <text:p text:style-name="Preformatted_20_Text"><text:s text:c="4"/>#</text:p>
            <text:p text:style-name="Preformatted_20_Text"><text:s text:c="4"/># conexión directa de un terminal VT100 que no gusta de bajadas en la señal DTR</text:p>
            <text:p text:style-name="Preformatted_20_Text"><text:s text:c="4"/>#</text:p>
            <text:p text:style-name="Preformatted_20_Text"><text:s text:c="4"/>port ttyS1</text:p>
            <text:p text:style-name="Preformatted_20_Text"><text:s text:c="6"/>direct y</text:p>
            <text:p text:style-name="Preformatted_20_Text"><text:s text:c="6"/>speed 19200</text:p>
            <text:p text:style-name="Preformatted_20_Text"><text:s text:c="6"/>toggle-dtr n</text:p>
            <text:p text:style-name="P1"><text:s text:c="4"/>#</text:p>
          </table:table-cell>
        </table:table-row>
      </table:table>
      <text:p text:style-name="Text_20_body"><text:bookmark text:name="X-087-2-SERIAL.MGETTY.CONF1"/>El fichero de configuración acepta opciones globales y específicas de cada puerto. En nuesto ejemplo, empleamos una opción global para fijar la velocidad a 38.400 bps. Este valor es heredado por el puerto <text:span text:style-name="Teletype">ttyS0</text:span>. Los puertos a los que aplicamos <text:span text:style-name="T1">mgetty</text:span> emplean este ajuste de velocidad a no ser que sea reemplazado por un ajuste de velocidad explícito para el puerto, tal y como hemos hecho en la configuración de <text:span text:style-name="Teletype">ttyS1</text:span>.</text:p>
      <text:p text:style-name="Text_20_body"><text:bookmark text:name="X-087-2-SERIAL.MGETTY.CONF2"/>La palabra clave <text:span text:style-name="Teletype">debug</text:span> controla la cantidad de texto del registro de actividad de <text:span text:style-name="T1">mgetty</text:span>. La palabra clave <text:span text:style-name="Teletype">data-only</text:span> en la configuración de <text:span text:style-name="Teletype">ttyS0</text:span> hace que <text:span text:style-name="T1">mgetty</text:span> desprecie las características de fax del módem, para que funcione únicamente como módem de datos. La palabra <text:span text:style-name="Teletype">direct</text:span> en la configuración de <text:span text:style-name="Teletype">ttyS1</text:span> avisa a <text:span text:style-name="T1">mgetty</text:span> para que no lleve a cabo ninguna inicialización para módem en ese puerto. Finalmente, con <text:span text:style-name="Teletype">toggle-dtr</text:span> se consigue que <text:span text:style-name="T1">mgetty</text:span> no trate de colgar la línea bajando la patilla DTR (Data Terminal Ready) en el interfaz serie; algunos terminales no reaccionan bien ante esto.</text:p>
      <text:p text:style-name="Text_20_body"><text:bookmark text:name="X-087-2-SERIAL.MGETTY.CONF3"/>También puede usted elegir dejar vacío el fichero <text:span text:style-name="Teletype">mgetty.config</text:span> y emplear argumentos en la línea de órdenes para especificar la mayoría de esos mismos parámetros. La documentación que acompaña a la aplicación incluye una completa descripción de los parámetros del fichero de configuración de <text:span text:style-name="T1">mgetty</text:span> y los argumentos de línea de órdenes. Observe el siguiente ejemplo.</text:p>
      <text:p text:style-name="Text_20_body"><text:bookmark text:name="X-087-2-SERIAL.MGETTY.CONF4"/>Hemos de añadir dos entradas al fichero <text:span text:style-name="Teletype">/etc/inittab</text:span> para activar esta configuración. El <text:soft-page-break/>fichero <text:span text:style-name="Teletype">inittab</text:span> es el fichero de configuración de la orden <text:span text:style-name="T1">init</text:span> de Unix System V. Esta orden es la encargada de la iniciación del sistema; proporciona un medio para ejecutar programas automáticamente al iniciar la máquina y volver a ejecutarlos cuando terminan. Es muy apropiada para los objetivos de ejecutar un programa <text:span text:style-name="T1">getty</text:span>.</text:p>
      <table:table table:name="Tabla13" table:style-name="Tabla13">
        <table:table-column table:style-name="Tabla13.A"/>
        <table:table-row>
          <table:table-cell table:style-name="Tabla13.A1" office:value-type="string">
            <text:p text:style-name="Preformatted_20_Text"><text:s text:c="4"/>T0:23:respawn:/sbin/mgetty ttyS0</text:p>
            <text:p text:style-name="P1"><text:s text:c="4"/>T1:23:respawn:/sbin/mgetty ttyS1</text:p>
          </table:table-cell>
        </table:table-row>
      </table:table>
      <text:p text:style-name="Text_20_body"><text:bookmark text:name="X-087-2-SERIAL.MGETTY.CONF5"/>Cada línea del fichero <text:span text:style-name="Teletype">/etc/inittab</text:span> contiene cuatro campos, separados por dos puntos. El primero es un identificador que etiqueta de forma única cada entrada del fichero; tradicionalmente se utilizan dos caracteres, pero las versiones más modernas permiten cuatro. El segundo campo es la lista de niveles de ejecución en los que deberá estar activa. Un nivel de ejecución es un mecanismo para proporcionar distintas configuraciones del equipo y se implementa mediante el uso de árboles de scripts de inicio, almacenados en directorios llamados <text:span text:style-name="Teletype">/etc/rc1.d</text:span>, <text:span text:style-name="Teletype">/etc/rc2.d</text:span>, etc. Esta característica es implementada típicamente de forma muy simple, por lo que usted debe modelar sus entradas en el fichero basándose en otras del mismo, o bien consultar la documentacion de su sistema para obtener más información. El tercer campo describe cuándo hay que llevar a cabo la acción. Para los propósitos de ejecutar un programa <text:span text:style-name="T1">getty</text:span>, este campo debe ser ajustado a <text:span text:style-name="Teletype">respawn</text:span>, lo que significa que la orden se re-ejecutará automáticamente cuando muera. Hay otras opciones también, pero no son útiles para nuestros propósitos aquí. El cuarto campo es la orden real que ha de ejecutarse; aquí es donde especificamos la orden <text:span text:style-name="T1">mgetty</text:span> y cualquier argumento que queramos pasarle. En nuestro ejemplo simple, ejecutamos y reiniciamos <text:span text:style-name="T1">mgetty</text:span> siempre que el sistema está operando en los niveles de ejecución dos o tres, y le suministramos como argumento el nombre del dispositivo que queremos utilizar. La orden <text:span text:style-name="T1">mgetty</text:span> asume <text:span text:style-name="Teletype">/dev/</text:span>, así que no hemos de proporcionarlo.</text:p>
      <text:p text:style-name="Text_20_body"><text:bookmark text:name="X-087-2-SERIAL.MGETTY.CONF6"/>Este capítulo ha sido una introducción rápida a <text:span text:style-name="T1">mgetty</text:span> y cómo ofrecer un punto identificativo de ingreso al sistema en dispositivos serie. Podrá encontrar información más extensiva en el Serial-HOWTO.</text:p>
      <text:p text:style-name="Text_20_body"><text:bookmark text:name="X-087-2-SERIAL.MGETTY.CONF7"/>Una vez que haya editado los ficheros de configuración ha de recargar <text:span text:style-name="T1">init</text:span> para hacer efectivos los cambios. Simplemente envíe una señal hangup al proceso <text:span text:style-name="T1">init</text:span>; siempre tiene un identificador de proceso 1, así que puede usar sin problemas:</text:p>
      <table:table table:name="Tabla14" table:style-name="Tabla14">
        <table:table-column table:style-name="Tabla14.A"/>
        <table:table-row>
          <table:table-cell table:style-name="Tabla14.A1" office:value-type="string">
            <text:p text:style-name="P1"><text:s text:c="4"/># <text:span text:style-name="Teletype"><text:span text:style-name="T1">kill -HUP 1</text:span></text:span></text:p>
          </table:table-cell>
        </table:table-row>
      </table:table>
      <text:p text:style-name="Standard"/>
      <text:h text:style-name="Heading_20_1" text:outline-level="1">Linux Serial Console HOWTO</text:h>
      <text:h text:style-name="Heading_20_2" text:outline-level="2">by Van Emery</text:h>
      <text:p text:style-name="P11"><text:line-break/><text:soft-page-break/><draw:frame draw:style-name="fr1" draw:name="gráficos1" text:anchor-type="as-char" svg:width="6.615cm" svg:height="3.651cm" draw:z-index="0"><draw:image xlink:href="http://www.vanemery.com/Linux/Serial/connectors-a.jpg" xlink:type="simple" xlink:show="embed" xlink:actuate="onLoad"/><svg:title>RS-232C Connectors</svg:title></draw:frame> </text:p>
      <text:p text:style-name="Horizontal_20_Line"/>
      <text:h text:style-name="Heading_20_3" text:outline-level="3">Introduction</text:h>
      <text:p text:style-name="Text_20_body">Have you ever needed to connect a dumb terminal (like a Wyse 50) to a Linux host? Do you need to login to a Linux server from a laptop to perform administrative functions, because there is no monitor or keyboard attached to the server? If you are accustomed to administering routers, switches, or firewalls in this manner, then you may be interested in doing the same with some of your GNU/Linux hosts. This HOWTO will explain, step-by-step, how to setup a serial console for Red Hat 9, although most of it should apply to other distributions as well.</text:p>
      <text:p text:style-name="Text_20_body">Why did I write this document? Although there are lots of documents available on the Internet dealing with Linux serial ports, most of them seemed to be either out of date, or focused on modem dial-in/dial-out. I wanted consise documentation on how to setup simple terminal access via RS-232-C serial ports for Red Hat 9.</text:p>
      <text:h text:style-name="Heading_20_3" text:outline-level="3">Assumptions/Setup</text:h>
      <text:p text:style-name="Text_20_body">I was using Red Hat 9 for this test. My test machine consisted of:</text:p>
      <text:list xml:id="list711005666" text:style-name="L2">
        <text:list-item>
          <text:p text:style-name="P17">Motherboard: Gigabyte Technology GA-7VA motherboard (Rev. 2.0) </text:p>
        </text:list-item>
        <text:list-item>
          <text:p text:style-name="P17">Chipset: VIA KT400A </text:p>
        </text:list-item>
        <text:list-item>
          <text:p text:style-name="P17">CPU: AMD-K7 (Duron 1400) </text:p>
        </text:list-item>
        <text:list-item>
          <text:p text:style-name="P17">RAM: 256MB DDR333 </text:p>
        </text:list-item>
        <text:list-item>
          <text:p text:style-name="P17">Serial Ports: 2 built-in ports with 16550A UARTs, DB-9 male </text:p>
        </text:list-item>
        <text:list-item>
          <text:p text:style-name="P13">Linux kernel: 2.4.20-24.9 </text:p>
        </text:list-item>
      </text:list>
      <text:p text:style-name="Horizontal_20_Line"/>
      <text:h text:style-name="Heading_20_3" text:outline-level="3">Step 1: Check your system's serial support</text:h>
      <text:p text:style-name="Text_20_body">First, let's make sure that your operating system recognizes serial ports in your hardware. You should make a visual inspection and make sure that you have one or more serial ports on your motherboard or add-in PCI card. Most motherboards have two built-in ports, which are called COM1: and COM2: in the DOS/Windows world. You may need to enable them in BIOS before the OS can recognize them. After your system boots, you can check for serial ports with the following commands:</text:p>
      <text:p text:style-name="Preformatted_20_Text">[root@oscar root]# <text:span text:style-name="T1">dmesg | grep tty</text:span></text:p>
      <text:p text:style-name="Preformatted_20_Text">ttyS0 at 0x03f8 (irq = 4) is a 16550A</text:p>
      <text:p text:style-name="Preformatted_20_Text">ttyS1 at 0x02f8 (irq = 3) is a 16550A</text:p>
      <text:p text:style-name="Preformatted_20_Text"/>
      <text:p text:style-name="Preformatted_20_Text"><text:soft-page-break/>[root@oscar root]# <text:span text:style-name="T1">setserial -g /dev/ttyS[01]</text:span></text:p>
      <text:p text:style-name="Preformatted_20_Text">/dev/ttyS0, UART: 16550A, Port: 0x03f8, IRQ: 4</text:p>
      <text:p text:style-name="P1">/dev/ttyS1, UART: 16550A, Port: 0x02f8, IRQ: 3</text:p>
      <text:p text:style-name="Text_20_body">As you can see, the two built-in serial ports are <text:span text:style-name="Teletype">/dev/ttyS0</text:span> and <text:span text:style-name="Teletype">/dev/ttyS1</text:span>. </text:p>
      <text:h text:style-name="Heading_20_3" text:outline-level="3"><text:line-break/>Step 2: Configure your inittab to support serial console logins</text:h>
      <text:p text:style-name="Text_20_body">The <text:span text:style-name="Teletype">/etc/inittab</text:span> file must be reconfigured to allow serial console logins. You will note that the <text:span text:style-name="Teletype">mingetty</text:span> daemon is used to listen for virtual consoles (like the 6 that run by default with your keyboard and monitor). You will need to configure <text:span text:style-name="Teletype">agetty</text:span> or <text:span text:style-name="Teletype">mgetty</text:span> to listen on the serial ports, because they are capable of responding to input on physical serial ports. In the past, I have used both full-featured gettys. In this document, I will only discuss <text:span text:style-name="Teletype">agetty</text:span>, since it is already included in the default Red Hat 9 installation. It handles console/dumb terminal connections as well as dial-in modem connections.</text:p>
      <text:p text:style-name="P10">What is a getty?</text:p>
      <text:p text:style-name="Text_20_body">A getty is is a program that opens a tty port, prompts for a login name, and runs the <text:span text:style-name="Teletype">/bin/login</text:span> command. It is normally invoked by <text:span text:style-name="Teletype">init</text:span>.</text:p>
      <text:p text:style-name="Text_20_body">Before you edit <text:span text:style-name="Teletype">/etc/inittab</text:span>, which is a <text:span text:style-name="T6">very</text:span> important config file, you should make a backup copy:</text:p>
      <text:p text:style-name="P1">[root@oscar etc]# <text:span text:style-name="T1">cp /etc/inittab /etc/inittab.org</text:span></text:p>
      <text:p text:style-name="Text_20_body">The required <text:span text:style-name="Teletype">/etc/inittab</text:span> additions are highlighted in <text:span text:style-name="Strong_20_Emphasis">red</text:span>:</text:p>
      <text:p text:style-name="Preformatted_20_Text">id:3:initdefault:</text:p>
      <text:p text:style-name="Preformatted_20_Text"/>
      <text:p text:style-name="Preformatted_20_Text"># System initialization.</text:p>
      <text:p text:style-name="Preformatted_20_Text">si::sysinit:/etc/rc.d/rc.sysinit</text:p>
      <text:p text:style-name="Preformatted_20_Text"/>
      <text:p text:style-name="Preformatted_20_Text">l0:0:wait:/etc/rc.d/rc 0</text:p>
      <text:p text:style-name="Preformatted_20_Text">l1:1:wait:/etc/rc.d/rc 1</text:p>
      <text:p text:style-name="Preformatted_20_Text">l2:2:wait:/etc/rc.d/rc 2</text:p>
      <text:p text:style-name="Preformatted_20_Text">l3:3:wait:/etc/rc.d/rc 3</text:p>
      <text:p text:style-name="Preformatted_20_Text">l4:4:wait:/etc/rc.d/rc 4</text:p>
      <text:p text:style-name="Preformatted_20_Text">l5:5:wait:/etc/rc.d/rc 5</text:p>
      <text:p text:style-name="Preformatted_20_Text">l6:6:wait:/etc/rc.d/rc 6</text:p>
      <text:p text:style-name="Preformatted_20_Text"/>
      <text:p text:style-name="Preformatted_20_Text"># Trap CTRL-ALT-DELETE</text:p>
      <text:p text:style-name="Preformatted_20_Text">ca::ctrlaltdel:/sbin/shutdown -t3 -r now</text:p>
      <text:p text:style-name="Preformatted_20_Text"/>
      <text:p text:style-name="Preformatted_20_Text">pf::powerfail:/sbin/shutdown -f -h +2 "Power Failure; System Shutting Down"</text:p>
      <text:p text:style-name="Preformatted_20_Text"/>
      <text:p text:style-name="Preformatted_20_Text"># If power was restored before the shutdown kicked in, cancel it.</text:p>
      <text:p text:style-name="Preformatted_20_Text">pr:12345:powerokwait:/sbin/shutdown -c "Power Restored; Shutdown Cancelled"</text:p>
      <text:p text:style-name="Preformatted_20_Text"/>
      <text:p text:style-name="Preformatted_20_Text"># Run gettys in standard runlevels</text:p>
      <text:p text:style-name="Preformatted_20_Text">1:2345:respawn:/sbin/mingetty tty1</text:p>
      <text:p text:style-name="Preformatted_20_Text">2:2345:respawn:/sbin/mingetty tty2</text:p>
      <text:p text:style-name="Preformatted_20_Text">3:2345:respawn:/sbin/mingetty tty3</text:p>
      <text:p text:style-name="Preformatted_20_Text">4:2345:respawn:/sbin/mingetty tty4</text:p>
      <text:p text:style-name="Preformatted_20_Text">5:2345:respawn:/sbin/mingetty tty5</text:p>
      <text:p text:style-name="Preformatted_20_Text">6:2345:respawn:/sbin/mingetty tty6</text:p>
      <text:p text:style-name="Preformatted_20_Text"><text:soft-page-break/></text:p>
      <text:p text:style-name="Preformatted_20_Text"><text:span text:style-name="Strong_20_Emphasis"># Run agetty on COM1/ttyS0 and COM2/ttyS1</text:span></text:p>
      <text:p text:style-name="Preformatted_20_Text"><text:span text:style-name="Strong_20_Emphasis">s0:2345:respawn:/sbin/agetty -L -f /etc/issueserial 9600 ttyS0 vt100</text:span></text:p>
      <text:p text:style-name="Preformatted_20_Text"><text:span text:style-name="Strong_20_Emphasis">s1:2345:respawn:/sbin/agetty -L -f /etc/issueserial 38400 ttyS1 vt100</text:span></text:p>
      <text:p text:style-name="Preformatted_20_Text"><text:span text:style-name="Strong_20_Emphasis">#s1:2345:respawn:/sbin/agetty -L -i 38400 ttyS1 vt100</text:span></text:p>
      <text:p text:style-name="Preformatted_20_Text"/>
      <text:p text:style-name="Preformatted_20_Text"/>
      <text:p text:style-name="Preformatted_20_Text"># Run xdm in runlevel 5</text:p>
      <text:p text:style-name="P1">x:5:respawn:/etc/X11/prefdm -nodaemon</text:p>
      <text:p text:style-name="Text_20_body"><text:line-break/><text:span text:style-name="T1">agetty options explained:</text:span></text:p>
      <text:list xml:id="list1483639058" text:style-name="L3">
        <text:list-item>
          <text:p text:style-name="P18">-L    force line to be local line with no need for carrier detect (when you have no modem). </text:p>
        </text:list-item>
        <text:list-item>
          <text:p text:style-name="P18">-f    alternative <text:span text:style-name="Teletype">/etc/issue</text:span> file. This is what a user sees at the login prompt. </text:p>
        </text:list-item>
        <text:list-item>
          <text:p text:style-name="P18">-i    do not display any messages at the login prompt. </text:p>
        </text:list-item>
        <text:list-item>
          <text:p text:style-name="P18">9600    serial line rate in bps. Set this to your dumb terminal or terminal emulator line rate. </text:p>
        </text:list-item>
        <text:list-item>
          <text:p text:style-name="P18">ttyS0    this is the serial port identifier. </text:p>
        </text:list-item>
        <text:list-item>
          <text:p text:style-name="P14">vt100    is the terminal emulation. You can use others, but <text:a xlink:type="simple" xlink:href="http://www.vt100.net/">VT100</text:a> is the most common or "standard". Another widely used termial type is VT102. </text:p>
        </text:list-item>
      </text:list>
      <text:p text:style-name="Text_20_body">Possible serial line rates (sometimes called baud rates) for the 16550A UART: </text:p>
      <text:list xml:id="list1645497117" text:style-name="L4">
        <text:list-item>
          <text:p text:style-name="P19">110 bps </text:p>
        </text:list-item>
        <text:list-item>
          <text:p text:style-name="P19">300 bps </text:p>
        </text:list-item>
        <text:list-item>
          <text:p text:style-name="P19">1200 bps </text:p>
        </text:list-item>
        <text:list-item>
          <text:p text:style-name="P19">2400 bps </text:p>
        </text:list-item>
        <text:list-item>
          <text:p text:style-name="P19">4800 bps </text:p>
        </text:list-item>
        <text:list-item>
          <text:p text:style-name="P19">9600 bps </text:p>
        </text:list-item>
        <text:list-item>
          <text:p text:style-name="P19">19,200 bps </text:p>
        </text:list-item>
        <text:list-item>
          <text:p text:style-name="P19">38,400 bps </text:p>
        </text:list-item>
        <text:list-item>
          <text:p text:style-name="P19">57,600 bps </text:p>
        </text:list-item>
        <text:list-item>
          <text:p text:style-name="P15">115,200 bps </text:p>
        </text:list-item>
      </text:list>
      <text:p text:style-name="Text_20_body">I have tried all of these line rates. 9600 bps is generally O.K., and is a very common setting for networking hardware. 38,400 bps is the speed of the standard Linux console, so it is my second choice. If your dumb terminal or terminal emulator cannot handle 38,400 bps, then try 19,200 bps: it is reasonably speedy and you will not be annoyed. </text:p>
      <text:p text:style-name="Text_20_body">Here was my custom issue file, <text:span text:style-name="Teletype">/etc/issueserial</text:span>. It uses escape sequences defined in the <text:span text:style-name="Teletype">agetty</text:span> manpage to add some useful information, such as the serial port number, line speed, and how many users are currently logged on:</text:p>
      <text:p text:style-name="Preformatted_20_Text"><text:s/></text:p>
      <text:p text:style-name="Preformatted_20_Text">Oscar</text:p>
      <text:p text:style-name="Preformatted_20_Text">Connected on \l at \b bps</text:p>
      <text:p text:style-name="Preformatted_20_Text">\U</text:p>
      <text:p text:style-name="P1"><text:s/></text:p>
      <text:p text:style-name="Text_20_body">Now, you must activate the changes that you made in <text:span text:style-name="Teletype">/etc/inittab</text:span>. This is done with the <text:soft-page-break/>following command, which forces the init process to re-read the configuration file:</text:p>
      <text:p text:style-name="P1">[root@oscar root]# <text:span text:style-name="T1">init q</text:span></text:p>
      <text:p text:style-name="Text_20_body">Now, let's make sure that the <text:span text:style-name="Teletype">agetty</text:span> process is listening on the serial ports:</text:p>
      <text:p text:style-name="Preformatted_20_Text">[root@oscar root]$ <text:span text:style-name="T1">ps -ef | grep agetty</text:span></text:p>
      <text:p text:style-name="Preformatted_20_Text">root <text:s text:c="6"/>958 <text:s text:c="4"/>1 <text:s/>0 Dec13 ttyS0 <text:s text:c="3"/>00:00:00 /sbin/agetty -L -f /etc/issueserial 9600 ttyS0 vt100</text:p>
      <text:p text:style-name="P1">root <text:s text:c="5"/>1427 <text:s text:c="4"/>1 <text:s/>0 Dec13 ttyS1 <text:s text:c="3"/>00:00:00 /sbin/agetty -L -f /etc/issueserial 38400 ttyS1 vt100</text:p>
      <text:h text:style-name="Heading_20_3" text:outline-level="3"><text:line-break/>Step 3: Test serial port login with an external dumb terminal or terminal emulator</text:h>
      <text:p text:style-name="Text_20_body"><text:line-break/><draw:frame draw:style-name="fr1" draw:name="gráficos2" text:anchor-type="as-char" svg:width="4.789cm" svg:height="3.81cm" draw:z-index="1"><draw:image xlink:href="http://www.vanemery.com/Linux/Serial/Wy50b.gif" xlink:type="simple" xlink:show="embed" xlink:actuate="onLoad"/><svg:title>Wyse 50b</svg:title></draw:frame> </text:p>
      <text:p text:style-name="Text_20_body">I have tested this setup with a WYSE dumb terminal, a Linux laptop running Minicom, and Windows 2000/XP laptops running HyperTerminal. They all worked just fine.</text:p>
      <text:p text:style-name="Text_20_body"><text:span text:style-name="T6">Terminal settings:</text:span>  should be <text:span text:style-name="T1">9600, N, 8, 1</text:span>. Terminal emulation should be set to <text:span text:style-name="T1">VT100</text:span> or <text:span text:style-name="T1">VT102</text:span>. Turn flow control <text:span text:style-name="T1">off</text:span>. If you want to use the 38,400 bps serial port on ttyS1, then your settings should be adjusted to <text:span text:style-name="T1">38400, N, 8, 1</text:span>.</text:p>
      <text:p text:style-name="Text_20_body"><text:span text:style-name="T6">Cable:</text:span>  To connect a laptop to the serial port on the Linux host, you need to have a null-modem cable. The purpose of a null-modem cable is to permit two RS-232 DTE devices to communicate with each other without modems between them. While you can construct this yourself, a good, sturdy manufactured null-modem cable is inexpensive and will last longer. </text:p>
      <text:p text:style-name="Text_20_body">If you <text:span text:style-name="T6">insist</text:span> on making the cable yourself, then check out <text:a xlink:type="simple" xlink:href="http://www.nullmodem.com/">Nullmodem.Com</text:a> for the wiring and pinout diagram.</text:p>
      <text:p text:style-name="Text_20_body"><text:span text:style-name="T6">Connectors:</text:span>  Motherboard serial ports are typically male DB-9 connectors, but some serial ports use DB-25 connectors. You may need some DB-9 to DB-25 converters or gender-changers in order to connect to your terminal. For a typical laptop to server connection, a DB-9 null-modem cable should be sufficient.</text:p>
      <text:p text:style-name="Text_20_body">Here is what you should see on the dumb terminal or terminal emulator:</text:p>
      <text:p text:style-name="Preformatted_20_Text">Oscar</text:p>
      <text:p text:style-name="Preformatted_20_Text">Connected on ttyS1 at 38400 bps</text:p>
      <text:p text:style-name="Preformatted_20_Text">3 users</text:p>
      <text:p text:style-name="Preformatted_20_Text"/>
      <text:p text:style-name="P1"><text:soft-page-break/>oscar.vanemery.com login: <text:s/></text:p>
      <text:p text:style-name="Text_20_body"><text:span text:style-name="T1">Note:  </text:span>If you want to be able to login via serial console as the root user, you will need to edit the <text:span text:style-name="Teletype">/etc/securetty</text:span> config file. The entries to add are highlighted in red:</text:p>
      <text:p text:style-name="Preformatted_20_Text">console</text:p>
      <text:p text:style-name="Preformatted_20_Text"><text:span text:style-name="Strong_20_Emphasis">ttyS0</text:span></text:p>
      <text:p text:style-name="Preformatted_20_Text"><text:span text:style-name="Strong_20_Emphasis">ttyS1</text:span></text:p>
      <text:p text:style-name="Preformatted_20_Text">vc/1</text:p>
      <text:p text:style-name="Preformatted_20_Text">vc/2</text:p>
      <text:p text:style-name="Preformatted_20_Text">vc/3</text:p>
      <text:p text:style-name="Preformatted_20_Text">vc/4</text:p>
      <text:p text:style-name="Preformatted_20_Text">vc/5</text:p>
      <text:p text:style-name="Preformatted_20_Text">vc/6</text:p>
      <text:p text:style-name="Preformatted_20_Text">vc/7</text:p>
      <text:p text:style-name="Preformatted_20_Text">vc/8</text:p>
      <text:p text:style-name="Preformatted_20_Text">vc/9</text:p>
      <text:p text:style-name="Preformatted_20_Text">vc/10</text:p>
      <text:p text:style-name="Preformatted_20_Text">vc/11</text:p>
      <text:p text:style-name="Preformatted_20_Text">tty1</text:p>
      <text:p text:style-name="Preformatted_20_Text">tty2</text:p>
      <text:p text:style-name="Preformatted_20_Text">tty3</text:p>
      <text:p text:style-name="Preformatted_20_Text">tty4</text:p>
      <text:p text:style-name="Preformatted_20_Text">tty5</text:p>
      <text:p text:style-name="Preformatted_20_Text">tty6</text:p>
      <text:p text:style-name="Preformatted_20_Text">tty7</text:p>
      <text:p text:style-name="Preformatted_20_Text">tty8</text:p>
      <text:p text:style-name="Preformatted_20_Text">tty9</text:p>
      <text:p text:style-name="Preformatted_20_Text">tty10</text:p>
      <text:p text:style-name="P1">tty11</text:p>
      <text:h text:style-name="Heading_20_3" text:outline-level="3"><text:line-break/>Step 4: Modifying the agetty settings</text:h>
      <text:p text:style-name="Text_20_body">If you want to change the baud rate or some other <text:span text:style-name="Teletype">agetty</text:span> setting, you will need to perform these 3 steps:</text:p>
      <text:list xml:id="list887232182" text:style-name="L5">
        <text:list-item>
          <text:p text:style-name="P20">Modify the <text:span text:style-name="Teletype">/etc/inittab</text:span> configuration file </text:p>
        </text:list-item>
        <text:list-item>
          <text:p text:style-name="P20">Activate the config change by forcing <text:span text:style-name="Teletype">init</text:span> to re-read the config file </text:p>
        </text:list-item>
        <text:list-item>
          <text:p text:style-name="P16">Restart the <text:span text:style-name="Teletype">agetty</text:span> daemons </text:p>
        </text:list-item>
      </text:list>
      <text:p text:style-name="Text_20_body">Here is an example of steps 2 and 3:</text:p>
      <text:p text:style-name="Preformatted_20_Text">[root@oscar root]# <text:span text:style-name="T1">init q</text:span></text:p>
      <text:p text:style-name="P1">[root@oscar root]# <text:span text:style-name="T1">pkill agetty</text:span></text:p>
      <text:h text:style-name="Heading_20_3" text:outline-level="3"><text:line-break/>Optional:  Configure serial port as <text:span text:style-name="T6">THE</text:span> system console</text:h>
      <text:p text:style-name="Text_20_body">You can use options in <text:span text:style-name="Teletype">/etc/grub.conf</text:span> to redirect console output to one of your serial ports. This can be handy if you do not have a keyboard or monitor available for the Linux host in question. You can also see all of the bootup and shutdown messages from your terminal. In this example, we will make the <text:span text:style-name="Teletype">/dev/ttyS1</text:span> port be the console. The text to add to the config file is highlighted in red:</text:p>
      <text:p text:style-name="Preformatted_20_Text"><text:soft-page-break/># grub.conf generated by anaconda</text:p>
      <text:p text:style-name="Preformatted_20_Text">#boot=/dev/hda</text:p>
      <text:p text:style-name="Preformatted_20_Text">default=0</text:p>
      <text:p text:style-name="Preformatted_20_Text">timeout=10</text:p>
      <text:p text:style-name="Preformatted_20_Text">splashimage=(hd0,0)/grub/splash.xpm.gz</text:p>
      <text:p text:style-name="Preformatted_20_Text">title Red Hat Linux (2.4.20-24.9)</text:p>
      <text:p text:style-name="Preformatted_20_Text"><text:s text:c="8"/>root (hd0,0)</text:p>
      <text:p text:style-name="Preformatted_20_Text"><text:s text:c="8"/>kernel /vmlinuz-2.4.20-24.9 ro root=LABEL=/ <text:span text:style-name="Strong_20_Emphasis">console=ttyS1,38400</text:span></text:p>
      <text:p text:style-name="P1"><text:s text:c="8"/>initrd /initrd-2.4.20-24.9.img</text:p>
      <text:p text:style-name="Text_20_body">Now, if you drop your system into single user mode with the "<text:span text:style-name="Teletype">init 1</text:span>" command, you will still be able to administer the system from your serial-connected terminal. No monitor or keyboard is required! </text:p>
      <text:p text:style-name="Text_20_body"><text:span text:style-name="Strong_20_Emphasis">Warning!:</text:span>   The <text:span text:style-name="Teletype">kudzu</text:span> hardware detection program may "choke" on boot when the serial port becomes the console, instead of the video adapter. To remedy this situation, you should disable <text:span text:style-name="Teletype">kudzu</text:span> (assuming that your hardware is configured properly and won't be changing). This is how you would do that:</text:p>
      <text:p text:style-name="Preformatted_20_Text">[root@oscar root]# <text:span text:style-name="T1">chkconfig kudzu off</text:span></text:p>
      <text:p text:style-name="Preformatted_20_Text">[root@oscar root]# <text:span text:style-name="T1">chkconfig --list kudzu</text:span></text:p>
      <text:p text:style-name="P1">kudzu <text:s text:c="10"/>0:off <text:s text:c="2"/>1:off <text:s text:c="2"/>2:off <text:s text:c="2"/>3:off <text:s text:c="2"/>4:off <text:s text:c="2"/>5:off <text:s text:c="2"/>6:off</text:p>
      <text:p text:style-name="Text_20_body"><text:span text:style-name="Strong_20_Emphasis">You should also know</text:span> how to break into the Grub bootloader during system startup and edit the kernel line. By deleting the console argument from the kernel line, you can boot the system with the standard console, which uses the video card and attached keyboard. You have been warned!</text:p>
      <text:p text:style-name="Horizontal_20_Line"/>
      <text:h text:style-name="Heading_20_3" text:outline-level="3">Conclusion</text:h>
      <text:p text:style-name="Text_20_body">Now, you should be able to login from the serial ports on your GNU/Linux host. This could be useful for maintenance or for serving a whole room full of dumb terminals. In the future, I will investigate a PCI multiport serial card in the latter role.</text:p>
      <text:p text:style-name="Text_20_body">Have fun!</text:p>
      <text:p text:style-name="Standard"/>
      <text:p text:style-name="Standard"/>
      <text:p text:style-name="Text_20_body"><text:span text:style-name="T7">EL COMANDO lspci</text:span><text:line-break/>El comando lspci lista todos los componentes tipo pci (Peripheral Component Interconnec) como son las tarjetas de red, tarjetas de sonido o tarjetas de televisión. En la siguiente imagen se muestra en dónde se conectan dichas tarjetas.</text:p>
      <text:p text:style-name="Text_20_body"><text:line-break/>Para ver cada uno de los componentes basta con utilizar el comando lspci.</text:p>
      <text:p text:style-name="P2">lspci</text:p>
      <text:p text:style-name="Text_20_body"><text:span text:style-name="T7">DETECTAR LA TARJETA DE RED</text:span><text:line-break/>Sin embargo, si queremos encontrar específicamente un componente, digamos la tarjeta de red, basta usar la siguiente línea:</text:p>
      <text:p text:style-name="P3">lspci <text:span text:style-name="T1">|</text:span> <text:span text:style-name="T7">grep</text:span> -r Ethernet</text:p>
      <text:p text:style-name="Text_20_body"><text:soft-page-break/>que en mi computadora presenta:</text:p>
      <text:p text:style-name="P3">00:07.0 Bridge: nVidia Corporation MCP61 Ethernet <text:span text:style-name="T1">(</text:span><text:span text:style-name="T7">rev</text:span> a2<text:span text:style-name="T1">)</text:span></text:p>
      <text:p text:style-name="Text_20_body">Si al ejecutar esta línea no aparece ningún resultado, entonces no tenemos tarjeta de red o la tarjeta no está detectada.<text:line-break/><text:span text:style-name="T7">DETECTAR LA TARJETA DE SONIDO</text:span><text:line-break/>O para detectar la tarjeta de audio:</text:p>
      <text:p text:style-name="P3">lspci <text:span text:style-name="T1">|</text:span> <text:span text:style-name="T7">grep</text:span> -r Audio</text:p>
      <text:p text:style-name="Text_20_body">Y si al ejecutar este par de comandos no aparece ningún resultado, entonces la tarjeta de sonido no está detectada.<text:line-break/><text:span text:style-name="T7">EL COMANDO dmesg</text:span><text:line-break/>Es posible que algunas distribuciones linux, o versiones distintas de Unix, no tengan disponible el comando lspci. Sin embargo, común a todos los Unix es el comando dmesg, que muestra el contenido de el hardware. Una llamada simple a dmesg bastará para detectar la tarjeta de red; sin embargo, la información enviada será mucha. Es necesario hacer un filtrado con el <text:a xlink:type="simple" xlink:href="https://aprendiendoausarlinux.wordpress.com/category/comandos-unix/lspci/">comando grep</text:a>:</text:p>
      <text:p text:style-name="P3"><text:span text:style-name="T7">dmesg</text:span> <text:span text:style-name="T1">|</text:span> <text:span text:style-name="T7">grep</text:span> eth</text:p>
      <text:p text:style-name="Text_20_body">y debería aparecer una línea. Si de nuevo no obtenemos resultado, la tarjeta no está siendo detectada. En algunos casos sólo bastará ajustar bien la tarjeta en la ranura, ya que después de un leve golpe es común que se desconecte.</text:p>
      <text:p text:style-name="P8"><text:span text:style-name="Strong_20_Emphasi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LGC Sans Mono" svg:font-family="'DejaVu LGC Sans Mono'" style:font-family-generic="modern" style:font-pitch="fixed"/>
    <style:font-face style:name="DejaVu Sans Mono" svg:font-family="'DejaVu Sans Mono'" style:font-family-generic="modern" style:font-pitch="fixed"/>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LGC Sans" svg:font-family="'DejaVu LGC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LGC Sans" style:font-size-asian="14pt" style:font-weight-asian="bold" style:font-name-complex="DejaVu LGC Sans"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DejaVu Sans Mono"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style:font-name-asian="DejaVu LGC Sans Mono" style:font-name-complex="Liberation Mono"/>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roid Sans1" style:font-name-complex="DejaVu Sans Mono"/>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dor </meta:initial-creator>
    <meta:creation-date>2014-10-06T19:09:02.966246865</meta:creation-date>
    <dc:date>2015-01-12T12:50:09</dc:date>
    <dc:creator>soa </dc:creator>
    <meta:editing-duration>PT25M14S</meta:editing-duration>
    <meta:editing-cycles>14</meta:editing-cycles>
    <meta:generator>LibreOffice/3.5$Linux_x86 LibreOffice_project/350m1$Build-2</meta:generator>
    <meta:document-statistic meta:table-count="14" meta:image-count="2" meta:object-count="0" meta:page-count="17" meta:paragraph-count="354" meta:word-count="5338" meta:character-count="33230" meta:non-whitespace-character-count="27932"/>
  </office:meta>
</office:document-meta>
</file>